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8000000080CCA30455B006E8C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omic Sans MS1" svg:font-family="'Comic Sans MS'"/>
    <style:font-face style:name="SimSun" svg:font-family="SimSun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2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7cm"/>
    </style:style>
    <style:style style:name="Таблица1.1" style:family="table-row">
      <style:table-row-properties style:min-row-height="1.058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1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/>
    </style:style>
    <style:style style:name="Таблица2" style:family="table">
      <style:table-properties style:width="13.501cm" fo:margin-left="0.757cm" fo:margin-top="0cm" fo:margin-bottom="0cm" table:align="left" style:writing-mode="lr-tb"/>
    </style:style>
    <style:style style:name="Таблица2.A" style:family="table-column">
      <style:table-column-properties style:column-width="7.498cm"/>
    </style:style>
    <style:style style:name="Таблица2.B" style:family="table-column">
      <style:table-column-properties style:column-width="6.003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-left="0.028cm" fo:padding-right="0.071cm" fo:padding-top="0cm" fo:padding-bottom="0cm" fo:border="0.75pt solid #00000a"/>
    </style:style>
    <style:style style:name="Таблица3" style:family="table">
      <style:table-properties style:width="18.122cm" fo:margin-left="-1.378cm" fo:margin-top="0cm" fo:margin-bottom="0cm" table:align="left" style:writing-mode="lr-tb"/>
    </style:style>
    <style:style style:name="Таблица3.A" style:family="table-column">
      <style:table-column-properties style:column-width="8.691cm"/>
    </style:style>
    <style:style style:name="Таблица3.B" style:family="table-column">
      <style:table-column-properties style:column-width="9.432cm"/>
    </style:style>
    <style:style style:name="Таблица3.1" style:family="table-row">
      <style:table-row-properties style:min-row-height="1.122cm" fo:keep-together="auto"/>
    </style:style>
    <style:style style:name="Таблица3.A1" style:family="table-cell">
      <style:table-cell-properties style:vertical-align="middle" fo:padding-left="0.173cm" fo:padding-right="0.191cm" fo:padding-top="0cm" fo:padding-bottom="0cm" fo:border="0.5pt solid #00000a"/>
    </style:style>
    <style:style style:name="Таблица3.2" style:family="table-row">
      <style:table-row-properties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fo:keep-together="auto"/>
    </style:style>
    <style:style style:name="Таблица3.5" style:family="table-row">
      <style:table-row-properties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00%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00%"/>
      <style:text-properties fo:color="#00000a" style:font-name="Times New Roman" fo:font-size="14pt" fo:language="en" fo:country="US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line-height="100%"/>
      <style:text-properties fo:color="#00000a" style:font-name="Courier New" fo:font-size="10pt" fo:language="en" fo:country="US" style:font-size-asian="10pt" style:font-name-complex="Courier New1" style:font-size-complex="10pt"/>
    </style:style>
    <style:style style:name="P11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name-asian="Times New Roman1" style:font-size-asian="10pt" style:font-name-complex="Courier New1" style:font-size-complex="10pt"/>
    </style:style>
    <style:style style:name="P12" style:family="paragraph" style:parent-style-name="Standard">
      <style:paragraph-properties fo:margin-top="0cm" fo:margin-bottom="1.251cm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1cm" style:auto-text-indent="false"/>
    </style:style>
    <style:style style:name="P18" style:family="paragraph" style:parent-style-name="Standard">
      <style:paragraph-properties fo:margin-left="0cm" fo:margin-right="0cm" fo:line-height="120%" fo:text-align="justify" style:justify-single-word="false" fo:text-indent="1cm" style:auto-text-indent="false"/>
    </style:style>
    <style:style style:name="P19" style:family="paragraph" style:parent-style-name="Heading_20_2">
      <style:paragraph-properties fo:margin-left="0cm" fo:margin-right="0cm" fo:text-indent="1cm" style:auto-text-indent="false"/>
    </style:style>
    <style:style style:name="P20" style:family="paragraph" style:parent-style-name="Standard">
      <style:paragraph-properties fo:margin-left="0.97cm" fo:margin-right="0.004cm" fo:line-height="120%" fo:text-indent="0cm" style:auto-text-indent="false"/>
    </style:style>
    <style:style style:name="P21" style:family="paragraph" style:parent-style-name="Standard">
      <style:paragraph-properties fo:margin-left="0.97cm" fo:margin-right="0.004cm" fo:line-height="120%" fo:text-indent="0cm" style:auto-text-indent="false"/>
      <style:text-properties fo:font-size="10pt" fo:language="en" fo:country="US" style:font-size-asian="10pt" style:font-size-complex="10pt"/>
    </style:style>
    <style:style style:name="P22" style:family="paragraph" style:parent-style-name="Standard">
      <style:paragraph-properties fo:margin-left="0.97cm" fo:margin-right="0.004cm" fo:margin-top="0cm" fo:margin-bottom="0.392cm" loext:contextual-spacing="false" fo:line-height="120%" fo:text-indent="0cm" style:auto-text-indent="false"/>
    </style:style>
    <style:style style:name="P23" style:family="paragraph" style:parent-style-name="Standard">
      <style:paragraph-properties fo:margin-left="0cm" fo:margin-right="0.004cm" fo:line-height="120%" fo:text-align="justify" style:justify-single-word="false" fo:text-indent="0cm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.004cm" fo:line-height="120%" fo:text-align="justify" style:justify-single-word="false" fo:text-indent="0cm" style:auto-text-indent="false"/>
      <style:text-properties fo:font-size="8pt" style:font-size-asian="8pt" style:font-size-complex="8pt"/>
    </style:style>
    <style:style style:name="P25" style:family="paragraph" style:parent-style-name="Standard">
      <style:paragraph-properties fo:margin-left="0cm" fo:margin-right="0.004cm" fo:line-height="120%" fo:text-align="justify" style:justify-single-word="false" fo:text-indent="0cm" style:auto-text-indent="false"/>
      <style:text-properties fo:font-size="8pt" fo:language="en" fo:country="US" style:font-size-asian="8pt" style:font-size-complex="8pt"/>
    </style:style>
    <style:style style:name="P26" style:family="paragraph" style:parent-style-name="Standard">
      <style:paragraph-properties fo:margin-left="0cm" fo:margin-right="0.004cm" fo:line-height="120%" fo:text-align="justify" style:justify-single-word="false" fo:text-indent="0cm" style:auto-text-indent="false"/>
    </style:style>
    <style:style style:name="P27" style:family="paragraph" style:parent-style-name="Standard">
      <style:paragraph-properties fo:margin-top="0.212cm" fo:margin-bottom="0.141cm" loext:contextual-spacing="false" fo:line-height="120%"/>
      <style:text-properties fo:font-size="12pt" style:font-size-asian="12pt" style:font-size-complex="12pt"/>
    </style:style>
    <style:style style:name="P28" style:family="paragraph" style:parent-style-name="Standard">
      <style:paragraph-properties fo:margin-top="0.212cm" fo:margin-bottom="0.141cm" loext:contextual-spacing="false" fo:line-height="120%"/>
      <style:text-properties officeooo:paragraph-rsid="000c0bed"/>
    </style:style>
    <style:style style:name="P29" style:family="paragraph" style:parent-style-name="Standard">
      <style:paragraph-properties fo:margin-left="0.194cm" fo:margin-right="0.004cm" fo:margin-top="0.106cm" fo:margin-bottom="0.106cm" loext:contextual-spacing="false" fo:line-height="120%" fo:text-indent="0cm" style:auto-text-indent="false"/>
    </style:style>
    <style:style style:name="P30" style:family="paragraph" style:parent-style-name="Standard">
      <style:paragraph-properties fo:margin-top="0.106cm" fo:margin-bottom="0.106cm" loext:contextual-spacing="false" fo:line-height="120%"/>
    </style:style>
    <style:style style:name="P31" style:family="paragraph" style:parent-style-name="Standard">
      <style:paragraph-properties fo:margin-left="0.582cm" fo:margin-right="0.004cm" fo:margin-top="0.106cm" fo:margin-bottom="0.106cm" loext:contextual-spacing="false" fo:line-height="120%" fo:text-indent="0cm" style:auto-text-indent="false"/>
    </style:style>
    <style:style style:name="P32" style:family="paragraph" style:parent-style-name="Standard">
      <style:paragraph-properties fo:margin-left="0cm" fo:margin-right="0.004cm" fo:line-height="120%" fo:text-align="justify" style:justify-single-word="false" fo:text-indent="0.97cm" style:auto-text-indent="false"/>
    </style:style>
    <style:style style:name="P33" style:family="paragraph" style:parent-style-name="Standard">
      <style:paragraph-properties fo:margin-left="0cm" fo:margin-right="0.004cm" fo:line-height="120%" fo:text-align="justify" style:justify-single-word="false" fo:text-indent="0.97cm" style:auto-text-indent="false"/>
      <style:text-properties fo:font-size="12pt" fo:language="en" fo:country="US" style:font-size-asian="12pt" style:font-size-complex="12pt"/>
    </style:style>
    <style:style style:name="P34" style:family="paragraph" style:parent-style-name="Standard">
      <style:paragraph-properties fo:margin-left="0cm" fo:margin-right="0.004cm" fo:line-height="120%" fo:text-align="justify" style:justify-single-word="false" fo:text-indent="0.97cm" style:auto-text-indent="false"/>
      <style:text-properties fo:font-size="12pt" style:font-size-asian="12pt" style:font-size-complex="12pt"/>
    </style:style>
    <style:style style:name="P35" style:family="paragraph" style:parent-style-name="No_20_Spacing">
      <style:paragraph-properties fo:margin-left="5.08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6" style:family="paragraph" style:parent-style-name="Normal_20__28_Web_29_">
      <style:paragraph-properties fo:margin-top="0.494cm" fo:margin-bottom="0.494cm" loext:contextual-spacing="false" fo:text-align="start" style:justify-single-word="false" fo:orphans="2" fo:widows="2" style:writing-mode="lr-tb"/>
    </style:style>
    <style:style style:name="P37" style:family="paragraph" style:parent-style-name="HTML_20_Preformatted">
      <style:text-properties fo:color="#000000"/>
    </style:style>
    <style:style style:name="P38" style:family="paragraph" style:parent-style-name="HTML_20_Preformatted">
      <style:text-properties fo:color="#000000" fo:language="en" fo:country="US"/>
    </style:style>
    <style:style style:name="P39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0" style:family="paragraph" style:parent-style-name="Standard" style:list-style-name="WWNum1">
      <style:paragraph-properties fo:line-height="100%" style:punctuation-wrap="simple" style:vertical-align="baseline"/>
    </style:style>
    <style:style style:name="P41" style:family="paragraph" style:parent-style-name="Standard">
      <style:paragraph-properties fo:line-height="150%" fo:text-align="center" style:justify-single-word="false"/>
      <style:text-properties fo:font-variant="small-caps"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2" style:family="paragraph" style:parent-style-name="Standard">
      <style:paragraph-properties fo:line-height="150%" fo:text-align="center" style:justify-single-word="false"/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4" style:family="paragraph" style:parent-style-name="Standard">
      <style:paragraph-properties fo:line-height="100%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45" style:family="paragraph" style:parent-style-name="Standard">
      <style:paragraph-properties fo:line-height="100%" fo:text-align="center" style:justify-single-word="false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46" style:family="paragraph" style:parent-style-name="Standard">
      <style:paragraph-properties fo:line-height="150%" fo:text-align="center" style:justify-single-word="false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47" style:family="paragraph" style:parent-style-name="Standard">
      <style:paragraph-properties fo:line-height="150%" fo:text-align="center" style:justify-single-word="false"/>
      <style:text-properties fo:color="#00000a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48" style:family="paragraph" style:parent-style-name="Standard">
      <style:paragraph-properties fo:line-height="100%"/>
      <style:text-properties fo:color="#00000a" style:font-name="Times New Roman" fo:font-size="14pt" fo:language="en" fo:country="US" style:text-underline-style="solid" style:text-underline-width="auto" style:text-underline-color="font-color" style:font-size-asian="14pt" style:font-name-complex="Times New Roman1" style:font-size-complex="14pt"/>
    </style:style>
    <style:style style:name="P49" style:family="paragraph" style:parent-style-name="Standard">
      <style:paragraph-properties fo:line-height="100%"/>
      <style:text-properties fo:color="#00000a" style:font-name="Times New Roman" fo:font-size="14pt" fo:language="en" fo:country="US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P50" style:family="paragraph" style:parent-style-name="Standard" style:list-style-name="WWNum1">
      <style:paragraph-properties fo:line-height="100%" style:punctuation-wrap="simple" style:vertical-align="baseline"/>
      <style:text-properties fo:font-size="12pt" style:letter-kerning="true" style:font-name-asian="SimSun1" style:font-size-asian="12pt" style:font-size-complex="20pt"/>
    </style:style>
    <style:style style:name="P51" style:family="paragraph" style:parent-style-name="Standard">
      <style:paragraph-properties fo:line-height="100%" fo:text-align="center" style:justify-single-word="false"/>
      <style:text-properties style:font-name="Courier New" fo:font-size="10pt" fo:language="en" fo:country="US" style:font-size-asian="10pt" style:font-name-complex="Courier New1" style:font-size-complex="10pt"/>
    </style:style>
    <style:style style:name="P52" style:family="paragraph" style:parent-style-name="Standard">
      <style:paragraph-properties fo:line-height="150%" fo:text-align="center" style:justify-single-word="false"/>
      <style:text-properties style:font-name="Courier New" fo:font-size="10pt" fo:language="en" fo:country="US" style:font-name-asian="Times New Roman1" style:font-size-asian="10pt" style:font-name-complex="Courier New1" style:font-size-complex="10pt"/>
    </style:style>
    <style:style style:name="P53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name-asian="Times New Roman1" style:font-size-asian="10pt" style:font-name-complex="Courier New1" style:font-size-complex="10pt"/>
    </style:style>
    <style:style style:name="P54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P55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a" style:font-name="Courier New" fo:font-size="10pt" fo:language="en" fo:country="US" style:font-size-asian="10pt" style:font-name-complex="Courier New1" style:font-size-complex="10pt"/>
    </style:style>
    <style:style style:name="P62" style:family="paragraph" style:parent-style-name="Standard">
      <style:paragraph-properties fo:margin-left="0.97cm" fo:margin-right="0.004cm" fo:line-height="120%" fo:text-indent="0cm" style:auto-text-indent="false"/>
      <style:text-properties fo:font-size="12pt" fo:language="en" fo:country="US" style:font-size-asian="12pt" style:font-size-complex="12pt"/>
    </style:style>
    <style:style style:name="P63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1cm" style:auto-text-indent="false"/>
      <style:text-properties fo:font-size="14pt" style:font-size-asian="14pt" style:font-size-complex="14pt"/>
    </style:style>
    <style:style style:name="P64" style:family="paragraph" style:parent-style-name="Standard" style:list-style-name="WWNum2">
      <style:paragraph-properties fo:margin-left="0cm" fo:margin-right="0cm" fo:margin-top="0.212cm" fo:margin-bottom="0cm" loext:contextual-spacing="false" fo:line-height="120%" fo:text-align="justify" style:justify-single-word="false" fo:text-indent="1cm" style:auto-text-indent="false"/>
      <style:text-properties fo:font-size="14pt" style:font-size-asian="14pt" style:font-size-complex="14pt"/>
    </style:style>
    <style:style style:name="P65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66" style:family="paragraph" style:parent-style-name="Standard" style:list-style-name="WWNum2">
      <style:paragraph-properties fo:margin-left="0cm" fo:margin-right="0cm" fo:margin-top="0.212cm" fo:margin-bottom="0cm" loext:contextual-spacing="false" fo:line-height="120%" fo:text-align="justify" style:justify-single-word="false" fo:text-indent="1cm" style:auto-text-indent="false"/>
    </style:style>
    <style:style style:name="P67" style:family="paragraph" style:parent-style-name="Standard" style:list-style-name="WWNum2">
      <style:paragraph-properties fo:margin-left="0cm" fo:margin-right="0cm" fo:line-height="120%" fo:text-align="justify" style:justify-single-word="false" fo:text-indent="1cm" style:auto-text-indent="false"/>
    </style:style>
    <style:style style:name="P68" style:family="paragraph" style:parent-style-name="Standard">
      <style:paragraph-properties fo:margin-top="0.212cm" fo:margin-bottom="0.141cm" loext:contextual-spacing="false" fo:line-height="120%"/>
      <style:text-properties fo:font-size="12pt" officeooo:paragraph-rsid="000c0bed" style:font-size-asian="12pt" style:font-size-complex="12pt"/>
    </style:style>
    <style:style style:name="P69" style:family="paragraph" style:parent-style-name="Standard">
      <style:paragraph-properties fo:margin-top="0.212cm" fo:margin-bottom="0.141cm" loext:contextual-spacing="false" fo:line-height="120%" fo:text-align="center" style:justify-single-word="false"/>
      <style:text-properties fo:font-size="12pt" style:font-size-asian="12pt" style:font-size-complex="12pt"/>
    </style:style>
    <style:style style:name="P70" style:family="paragraph" style:parent-style-name="Standard">
      <style:paragraph-properties fo:margin-left="-0.071cm" fo:margin-right="0.004cm" fo:margin-top="0.196cm" fo:margin-bottom="0.196cm" loext:contextual-spacing="false" fo:text-align="center" style:justify-single-word="false" fo:text-indent="0cm" style:auto-text-indent="false"/>
      <style:text-properties fo:font-size="12pt" fo:language="en" fo:country="US" style:font-size-asian="12pt" style:font-size-complex="12pt"/>
    </style:style>
    <style:style style:name="P71" style:family="paragraph" style:parent-style-name="Standard">
      <style:paragraph-properties fo:margin-left="0.194cm" fo:margin-right="0.004cm" fo:margin-top="0.106cm" fo:margin-bottom="0.106cm" loext:contextual-spacing="false" fo:line-height="120%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weight-complex="bold"/>
    </style:style>
    <style:style style:name="P72" style:family="paragraph" style:parent-style-name="Standard">
      <style:paragraph-properties fo:margin-left="0.194cm" fo:margin-right="0.004cm" fo:margin-top="0.106cm" fo:margin-bottom="0.106cm" loext:contextual-spacing="false" fo:line-height="120%" fo:text-indent="0cm" style:auto-text-indent="false"/>
      <style:text-properties fo:font-size="12pt" fo:language="en" fo:country="US" fo:font-style="italic" style:font-size-asian="12pt" style:font-style-asian="italic" style:font-size-complex="12pt"/>
    </style:style>
    <style:style style:name="P73" style:family="paragraph" style:parent-style-name="Standard">
      <style:paragraph-properties fo:margin-left="0.582cm" fo:margin-right="0.004cm" fo:margin-top="0.106cm" fo:margin-bottom="0.106cm" loext:contextual-spacing="false" fo:line-height="120%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weight-complex="bold"/>
    </style:style>
    <style:style style:name="P74" style:family="paragraph" style:parent-style-name="Standard">
      <style:paragraph-properties fo:margin-left="0.582cm" fo:margin-right="0.004cm" fo:margin-top="0.106cm" fo:margin-bottom="0.106cm" loext:contextual-spacing="false" fo:line-height="120%" fo:text-indent="0cm" style:auto-text-indent="false"/>
      <style:text-properties fo:font-size="12pt" style:font-size-asian="12pt" style:font-size-complex="12pt"/>
    </style:style>
    <style:style style:name="P75" style:family="paragraph" style:parent-style-name="Standard">
      <style:paragraph-properties fo:margin-left="0cm" fo:margin-right="0.004cm" fo:line-height="120%" fo:text-align="justify" style:justify-single-word="false" fo:text-indent="0cm" style:auto-text-indent="false"/>
      <style:text-properties fo:font-size="12pt" fo:language="en" fo:country="US" style:font-size-asian="12pt" style:font-size-complex="12pt"/>
    </style:style>
    <style:style style:name="P76" style:family="paragraph" style:parent-style-name="Standard">
      <style:paragraph-properties fo:margin-left="0cm" fo:margin-right="0.004cm" fo:line-height="120%" fo:text-align="justify" style:justify-single-word="false" fo:text-indent="0cm" style:auto-text-indent="false"/>
      <style:text-properties fo:font-size="12pt" style:font-size-asian="12pt" style:font-size-complex="12pt"/>
    </style:style>
    <style:style style:name="P77" style:family="paragraph" style:parent-style-name="Standard">
      <style:paragraph-properties fo:margin-left="0cm" fo:margin-right="0.004cm" fo:line-height="120%" fo:text-align="justify" style:justify-single-word="false" fo:text-indent="0.97cm" style:auto-text-indent="false"/>
      <style:text-properties fo:font-size="12pt" fo:language="en" fo:country="US" style:font-size-asian="12pt" style:font-size-complex="12pt"/>
    </style:style>
    <style:style style:name="P78" style:family="paragraph" style:parent-style-name="Standard">
      <style:paragraph-properties fo:margin-left="0cm" fo:margin-right="0.004cm" fo:line-height="120%" fo:text-align="justify" style:justify-single-word="false" fo:text-indent="0.97cm" style:auto-text-indent="false"/>
      <style:text-properties fo:font-size="12pt" style:font-size-asian="12pt" style:font-size-complex="12pt"/>
    </style:style>
    <style:style style:name="P79" style:family="paragraph" style:parent-style-name="Standard">
      <style:paragraph-properties fo:margin-left="1.27cm" fo:margin-right="0.004cm" fo:line-height="120%" fo:text-align="justify" style:justify-single-word="false" fo:text-indent="0cm" style:auto-text-indent="false"/>
      <style:text-properties fo:font-size="12pt" style:font-size-asian="12pt" style:font-size-complex="12pt"/>
    </style:style>
    <style:style style:name="P80" style:family="paragraph" style:parent-style-name="Standard">
      <style:paragraph-properties fo:line-height="150%" fo:text-align="center" style:justify-single-word="false" fo:break-before="page"/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1" style:family="paragraph" style:parent-style-name="Heading_20_2">
      <style:paragraph-properties fo:margin-left="0cm" fo:margin-right="0cm" fo:text-indent="0.97cm" style:auto-text-indent="false"/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name-complex="Times New Roman1" style:font-size-complex="14pt"/>
    </style:style>
    <style:style style:name="P82" style:family="paragraph" style:parent-style-name="No_20_Spacing">
      <style:paragraph-properties fo:margin-left="0cm" fo:margin-right="0cm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83" style:family="paragraph" style:parent-style-name="Normal_20__28_Web_29_">
      <style:paragraph-properties fo:margin-top="0.494cm" fo:margin-bottom="0.494cm" loext:contextual-spacing="false" fo:text-align="start" style:justify-single-word="false" fo:orphans="2" fo:widows="2" style:writing-mode="lr-tb"/>
    </style:style>
    <style:style style:name="P84" style:family="paragraph" style:parent-style-name="Normal_20__28_Web_29_">
      <style:paragraph-properties fo:margin-top="0.494cm" fo:margin-bottom="0.494cm" loext:contextual-spacing="false"/>
    </style:style>
    <style:style style:name="P85" style:family="paragraph" style:parent-style-name="HTML_20_Preformatted">
      <style:text-properties fo:color="#000000"/>
    </style:style>
    <style:style style:name="P86" style:family="paragraph" style:parent-style-name="HTML_20_Preformatted">
      <style:text-properties fo:color="#000000" fo:language="en" fo:country="US"/>
    </style:style>
    <style:style style:name="P87" style:family="paragraph">
      <loext:graphic-properties draw:fill="none"/>
      <style:paragraph-properties fo:text-align="start"/>
      <style:text-properties fo:font-size="18pt"/>
    </style:style>
    <style:style style:name="P88" style:family="paragraph">
      <loext:graphic-properties draw:fill="solid" draw:fill-color="#4f81bd"/>
      <style:paragraph-properties fo:text-align="start"/>
    </style:style>
    <style:style style:name="P89" style:family="paragraph">
      <style:paragraph-properties fo:margin-top="0cm" fo:margin-bottom="0cm" fo:line-height="100%" fo:text-align="start"/>
    </style:style>
    <style:style style:name="P90" style:family="paragraph">
      <loext:graphic-properties draw:fill="none"/>
      <style:paragraph-properties fo:margin-top="0cm" fo:margin-bottom="0cm" fo:line-height="100%" fo:text-align="start"/>
    </style:style>
    <style:style style:name="P91" style:family="paragraph">
      <loext:graphic-properties draw:fill="none"/>
      <style:paragraph-properties fo:text-align="start"/>
      <style:text-properties fo:color="#000000" fo:font-size="18pt"/>
    </style:style>
    <style:style style:name="P92" style:family="paragraph">
      <loext:graphic-properties draw:fill="solid" draw:fill-color="#00b0f0"/>
      <style:paragraph-properties fo:text-align="start"/>
    </style:style>
    <style:style style:name="P93" style:family="paragraph">
      <loext:graphic-properties draw:fill="solid" draw:fill-color="#4f81bd"/>
      <style:paragraph-properties fo:text-align="start"/>
      <style:text-properties fo:font-size="18pt"/>
    </style:style>
    <style:style style:name="P94" style:family="paragraph">
      <loext:graphic-properties draw:fill="bitmap" draw:fill-image-name="msFillBitmap_20_2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95" style:family="paragraph">
      <loext:graphic-properties draw:fill="bitmap" draw:fill-image-name="msFillBitmap_20_3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96" style:family="paragraph">
      <loext:graphic-properties draw:fill="bitmap" draw:fill-image-name="msFillBitmap_20_4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97" style:family="paragraph">
      <loext:graphic-properties draw:fill="bitmap" draw:fill-image-name="msFillBitmap_20_5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98" style:family="paragraph">
      <loext:graphic-properties draw:fill="bitmap" draw:fill-image-name="msFillBitmap_20_6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99" style:family="paragraph">
      <loext:graphic-properties draw:fill="bitmap" draw:fill-image-name="msFillBitmap_20_7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00" style:family="paragraph">
      <loext:graphic-properties draw:fill="bitmap" draw:fill-image-name="msFillBitmap_20_8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01" style:family="paragraph">
      <loext:graphic-properties draw:fill="bitmap" draw:fill-image-name="msFillBitmap_20_9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02" style:family="paragraph">
      <loext:graphic-properties draw:fill="bitmap" draw:fill-image-name="msFillBitmap_20_10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03" style:family="paragraph">
      <loext:graphic-properties draw:fill="bitmap" draw:fill-image-name="msFillBitmap_20_11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04" style:family="paragraph">
      <loext:graphic-properties draw:fill="bitmap" draw:fill-image-name="msFillBitmap_20_12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05" style:family="paragraph">
      <loext:graphic-properties draw:fill="bitmap" draw:fill-image-name="msFillBitmap_20_13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06" style:family="paragraph">
      <loext:graphic-properties draw:fill="bitmap" draw:fill-image-name="msFillBitmap_20_14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07" style:family="paragraph">
      <loext:graphic-properties draw:fill="bitmap" draw:fill-image-name="msFillBitmap_20_15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08" style:family="paragraph">
      <loext:graphic-properties draw:fill="bitmap" draw:fill-image-name="msFillBitmap_20_16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09" style:family="paragraph">
      <loext:graphic-properties draw:fill="bitmap" draw:fill-image-name="msFillBitmap_20_17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10" style:family="paragraph">
      <loext:graphic-properties draw:fill="bitmap" draw:fill-image-name="msFillBitmap_20_18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11" style:family="paragraph">
      <loext:graphic-properties draw:fill="bitmap" draw:fill-image-name="msFillBitmap_20_19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12" style:family="paragraph">
      <loext:graphic-properties draw:fill="bitmap" draw:fill-image-name="msFillBitmap_20_20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13" style:family="paragraph">
      <loext:graphic-properties draw:fill="bitmap" draw:fill-image-name="msFillBitmap_20_21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14" style:family="paragraph">
      <loext:graphic-properties draw:fill="bitmap" draw:fill-image-name="msFillBitmap_20_22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15" style:family="paragraph">
      <loext:graphic-properties draw:fill="bitmap" draw:fill-image-name="msFillBitmap_20_23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16" style:family="paragraph">
      <loext:graphic-properties draw:fill="bitmap" draw:fill-image-name="msFillBitmap_20_24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17" style:family="paragraph">
      <loext:graphic-properties draw:fill="bitmap" draw:fill-image-name="msFillBitmap_20_25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18" style:family="paragraph">
      <loext:graphic-properties draw:fill="bitmap" draw:fill-image-name="msFillBitmap_20_26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19" style:family="paragraph">
      <loext:graphic-properties draw:fill="bitmap" draw:fill-image-name="msFillBitmap_20_27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20" style:family="paragraph">
      <loext:graphic-properties draw:fill="bitmap" draw:fill-image-name="msFillBitmap_20_28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21" style:family="paragraph">
      <loext:graphic-properties draw:fill="bitmap" draw:fill-image-name="msFillBitmap_20_29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22" style:family="paragraph">
      <loext:graphic-properties draw:fill="bitmap" draw:fill-image-name="msFillBitmap_20_30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23" style:family="paragraph">
      <loext:graphic-properties draw:fill="bitmap" draw:fill-image-name="msFillBitmap_20_31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24" style:family="paragraph">
      <loext:graphic-properties draw:fill="bitmap" draw:fill-image-name="msFillBitmap_20_32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1pt"/>
    </style:style>
    <style:style style:name="P125" style:family="paragraph">
      <loext:graphic-properties draw:fill="bitmap" draw:fill-image-name="msFillBitmap_20_33" draw:fill-image-width="4.336cm" draw:fill-image-height="4.336cm" style:repeat="repeat" draw:fill-image-ref-point-x="0%" draw:fill-image-ref-point-y="0%" draw:fill-image-ref-point="top-left"/>
      <style:paragraph-properties fo:margin-top="0cm" fo:margin-bottom="0cm" fo:line-height="100%" fo:text-align="start"/>
      <style:text-properties fo:font-size="11pt"/>
    </style:style>
    <style:style style:name="P126" style:family="paragraph">
      <loext:graphic-properties draw:fill="bitmap" draw:fill-image-name="msFillBitmap_20_34" draw:fill-image-width="4.336cm" draw:fill-image-height="4.336cm" style:repeat="repeat" draw:fill-image-ref-point-x="0%" draw:fill-image-ref-point-y="0%" draw:fill-image-ref-point="top-left"/>
      <style:paragraph-properties fo:margin-top="0cm" fo:margin-bottom="0cm" fo:line-height="100%" fo:text-align="start"/>
      <style:text-properties fo:font-size="11pt"/>
    </style:style>
    <style:style style:name="P127" style:family="paragraph">
      <loext:graphic-properties draw:fill="bitmap" draw:fill-image-name="msFillBitmap_20_35" draw:fill-image-width="4.336cm" draw:fill-image-height="4.336cm" style:repeat="repeat" draw:fill-image-ref-point-x="0%" draw:fill-image-ref-point-y="0%" draw:fill-image-ref-point="top-left"/>
      <style:paragraph-properties fo:margin-top="0cm" fo:margin-bottom="0cm" fo:line-height="100%" fo:text-align="start"/>
      <style:text-properties fo:font-size="11pt"/>
    </style:style>
    <style:style style:name="P128" style:family="paragraph">
      <loext:graphic-properties draw:fill="bitmap" draw:fill-image-name="msFillBitmap_20_36" draw:fill-image-width="4.336cm" draw:fill-image-height="4.336cm" style:repeat="repeat" draw:fill-image-ref-point-x="0%" draw:fill-image-ref-point-y="0%" draw:fill-image-ref-point="top-left"/>
      <style:paragraph-properties fo:margin-top="0cm" fo:margin-bottom="0cm" fo:line-height="100%" fo:text-align="start"/>
      <style:text-properties fo:font-size="11pt"/>
    </style:style>
    <style:style style:name="P129" style:family="paragraph">
      <loext:graphic-properties draw:fill="bitmap" draw:fill-image-name="msFillBitmap_20_37" draw:fill-image-width="4.336cm" draw:fill-image-height="4.336cm" style:repeat="repeat" draw:fill-image-ref-point-x="0%" draw:fill-image-ref-point-y="0%" draw:fill-image-ref-point="top-left"/>
      <style:paragraph-properties fo:margin-top="0cm" fo:margin-bottom="0cm" fo:line-height="100%" fo:text-align="start"/>
      <style:text-properties fo:font-size="11pt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name-complex="Times New Roman1" style:font-size-complex="14pt"/>
    </style:style>
    <style:style style:name="T2" style:family="text"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00000a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4" style:family="text">
      <style:text-properties fo:color="#00000a" style:font-name="Times New Roman" fo:font-size="14pt" fo:language="en" fo:country="US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5" style:family="text">
      <style:text-properties fo:color="#00000a"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6" style:family="text">
      <style:text-properties fo:color="#00000a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7" style:family="text">
      <style:text-properties fo:color="#000000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style:font-name="MS Mincho" style:font-name-asian="MS Mincho1" style:font-name-complex="MS Mincho1"/>
    </style:style>
    <style:style style:name="T10" style:family="text">
      <style:text-properties fo:color="#000000" style:font-name="Comic Sans MS" fo:font-size="11pt" style:letter-kerning="true" style:font-name-asian="Arial1" style:font-size-asian="11pt" style:font-size-complex="11pt"/>
    </style:style>
    <style:style style:name="T11" style:family="text">
      <style:text-properties fo:color="#000000" style:font-name="Comic Sans MS" fo:font-size="18pt" style:letter-kerning="true" style:font-name-asian="Arial1" style:font-size-asian="18pt" style:font-size-complex="1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size="12pt" fo:language="en" fo:country="US" fo:font-style="italic" style:font-size-asian="12pt" style:font-style-asian="italic" style:font-size-complex="12pt"/>
    </style:style>
    <style:style style:name="T18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weight-complex="bold"/>
    </style:style>
    <style:style style:name="T19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20" style:family="text">
      <style:text-properties fo:font-size="12pt" fo:language="en" fo:country="US" style:letter-kerning="true" style:font-name-asian="SimSun1" style:font-size-asian="12pt" style:font-size-complex="20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0c0bed" style:font-size-asian="12pt" style:font-size-complex="12pt"/>
    </style:style>
    <style:style style:name="T23" style:family="text">
      <style:text-properties fo:font-size="12pt" fo:font-style="italic" style:font-size-asian="12pt" style:font-style-asian="italic" style:font-size-complex="12pt"/>
    </style:style>
    <style:style style:name="T24" style:family="text">
      <style:text-properties fo:font-size="12pt" style:letter-kerning="true" style:font-name-asian="SimSun1" style:font-size-asian="12pt" style:font-size-complex="20pt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0000ff" fo:font-size="12pt" style:letter-kerning="true" style:font-name-asian="SimSun1" style:font-size-asian="12pt" style:font-size-complex="20pt"/>
    </style:style>
    <style:style style:name="T27" style:family="text">
      <style:text-properties fo:color="#0000ff" fo:font-size="12pt" fo:language="en" fo:country="US" style:letter-kerning="true" style:font-name-asian="SimSun1" style:font-size-asian="12pt" style:font-size-complex="20pt"/>
    </style:style>
    <style:style style:name="T28" style:family="text">
      <style:text-properties fo:color="#0000ff" style:font-name="Comic Sans MS" fo:font-size="14pt" style:letter-kerning="true" style:font-name-asian="Arial1" style:font-size-asian="14pt" style:font-size-complex="14pt"/>
    </style:style>
    <style:style style:name="T29" style:family="text">
      <style:text-properties fo:color="#0000ff" style:font-name="Comic Sans MS" fo:font-size="18pt" style:letter-kerning="true" style:font-name-asian="Arial1" style:font-size-asian="18pt" style:font-size-complex="18pt"/>
    </style:style>
    <style:style style:name="T30" style:family="text">
      <style:text-properties fo:color="#0000ff" style:font-name="Courier New" fo:font-size="10pt" style:font-size-asian="10pt" style:font-name-complex="Courier New1" style:font-size-complex="10pt"/>
    </style:style>
    <style:style style:name="T31" style:family="text">
      <style:text-properties fo:color="#006600" fo:font-size="12pt" style:letter-kerning="true" style:font-name-asian="SimSun1" style:font-size-asian="12pt" style:font-size-complex="20pt"/>
    </style:style>
    <style:style style:name="T32" style:family="text">
      <style:text-properties fo:color="#006600" fo:font-size="12pt" fo:language="en" fo:country="US" style:letter-kerning="true" style:font-name-asian="SimSun1" style:font-size-asian="12pt" style:font-size-complex="20pt"/>
    </style:style>
    <style:style style:name="T33" style:family="text">
      <style:text-properties fo:color="#d73a49" style:font-name="Consolas" fo:font-size="9pt" fo:language="en" fo:country="US" fo:background-color="#ffffff" loext:char-shading-value="0" style:font-size-asian="9pt" style:font-name-complex="Consolas1" style:font-size-complex="9pt"/>
    </style:style>
    <style:style style:name="T34" style:family="text">
      <style:text-properties fo:color="#24292e" style:font-name="Consolas" fo:font-size="9pt" fo:language="en" fo:country="US" fo:background-color="#ffffff" loext:char-shading-value="0" style:font-size-asian="9pt" style:font-name-complex="Consolas1" style:font-size-complex="9pt"/>
    </style:style>
    <style:style style:name="T35" style:family="text">
      <style:text-properties fo:color="#24292e" style:font-name="Consolas" fo:font-size="9pt" fo:background-color="#ffffff" loext:char-shading-value="0" style:font-size-asian="9pt" style:font-name-complex="Consolas1" style:font-size-complex="9pt"/>
    </style:style>
    <style:style style:name="T36" style:family="text">
      <style:text-properties fo:color="#6f42c1" style:font-name="Consolas" fo:font-size="9pt" fo:language="en" fo:country="US" fo:background-color="#ffffff" loext:char-shading-value="0" style:font-size-asian="9pt" style:font-name-complex="Consolas1" style:font-size-complex="9pt"/>
    </style:style>
    <style:style style:name="T37" style:family="text">
      <style:text-properties style:font-name="Courier New" fo:font-size="10pt" fo:language="en" fo:country="US" style:font-name-asian="Times New Roman1" style:font-size-asian="10pt" style:font-name-complex="Courier New1" style:font-size-complex="10pt"/>
    </style:style>
    <style:style style:name="T38" style:family="text">
      <style:text-properties style:font-name="Courier New" fo:font-size="10pt" style:font-name-asian="Times New Roman1" style:font-size-asian="10pt" style:font-name-complex="Courier New1" style:font-size-complex="10pt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mic Sans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mic Sans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c0504d" style:text-line-through-style="none" style:text-line-through-type="none" style:text-position="0% 100%" fo:font-size="11pt" fo:letter-spacing="normal" fo:font-style="italic" style:text-underline-style="none" fo:font-weight="bold" style:font-name-asian="SimSun" style:font-size-asian="11pt" style:font-style-asian="italic" style:font-weight-asian="bold" style:font-size-complex="11pt" style:font-style-complex="italic" style:font-weight-complex="bold"/>
    </style:style>
    <style:style style:name="gr1" style:family="graphic">
      <style:graphic-properties draw:stroke="none" svg:stroke-width="0.026cm" draw:marker-end="msArrowEnd_20_5" draw:marker-end-width="0.21cm" draw:marker-end-center="false" draw:stroke-linejoin="round" draw:fill="none" draw:textarea-vertical-align="top" draw:auto-grow-height="false" fo:min-height="0cm" fo:min-width="0.564cm" fo:padding-top="0.125cm" fo:padding-bottom="0.125cm" fo:padding-left="0.25cm" fo:padding-right="0.25cm" fo:wrap-option="wrap" fo:margin-left="0.318cm" fo:margin-right="0.37cm" fo:margin-top="0.212cm" fo:margin-bottom="0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356cm" fo:margin-right="0.353cm" fo:margin-top="0.032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stroke-linejoin="round" draw:fill="solid" draw:fill-color="#4f81bd" draw:textarea-vertical-align="top" draw:auto-grow-height="false" draw:fit-to-size="false" style:shrink-to-fit="false" fo:min-height="1.071cm" fo:min-width="2.448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9cm" fo:min-width="1.797cm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898cm" fo:min-width="1.797cm" fo:padding-top="0.125cm" fo:padding-bottom="0.125cm" fo:padding-left="0.25cm" fo:padding-right="0.25cm" fo:wrap-option="wrap" style:run-through="foreground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1.499cm" fo:min-width="1.797cm" fo:padding-top="0.127cm" fo:padding-bottom="0.127cm" fo:padding-left="0.254cm" fo:padding-right="0.254cm" fo:wrap-option="wrap" fo:margin-left="0.32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none" svg:stroke-width="0cm" draw:fill="none" draw:textarea-vertical-align="top" draw:auto-grow-height="false" fo:min-height="1.401cm" fo:min-width="1.344cm" fo:padding-top="0.127cm" fo:padding-bottom="0.127cm" fo:padding-left="0.254cm" fo:padding-right="0.254cm" fo:wrap-option="wrap" fo:margin-left="0.325cm" fo:margin-right="0.318cm" fo:margin-top="0.009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fo:margin-left="0.33cm" fo:margin-right="0.349cm" fo:margin-top="0.021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35cm" draw:stroke-linejoin="round" draw:fill="solid" draw:fill-color="#4f81bd" draw:textarea-vertical-align="top" draw:auto-grow-height="false" draw:fit-to-size="false" style:shrink-to-fit="false" fo:min-height="1.071cm" fo:min-width="3.249cm" fo:padding-top="0.125cm" fo:padding-bottom="0.125cm" fo:padding-left="0.25cm" fo:padding-right="0.25cm" fo:wrap-option="wrap" style:run-through="foreground"/>
    </style:style>
    <style:style style:name="gr10" style:family="graphic">
      <style:graphic-properties draw:stroke="none" svg:stroke-width="0.026cm" draw:stroke-linejoin="round" draw:fill="solid" draw:fill-color="#00b0f0" draw:textarea-vertical-align="top" draw:auto-grow-height="false" draw:fit-to-size="false" style:shrink-to-fit="false" fo:min-height="0.217cm" fo:min-width="3.249cm" fo:padding-top="0.125cm" fo:padding-bottom="0.125cm" fo:padding-left="0.25cm" fo:padding-right="0.2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898cm" fo:min-width="2.418cm" fo:padding-top="0.125cm" fo:padding-bottom="0.125cm" fo:padding-left="0.25cm" fo:padding-right="0.25cm" fo:wrap-option="wrap" style:run-through="foreground"/>
    </style:style>
    <style:style style:name="gr12" style:family="graphic">
      <style:graphic-properties draw:stroke="none" svg:stroke-width="0.026cm" draw:stroke-linejoin="round" draw:fill="solid" draw:fill-color="#4f81bd" draw:textarea-vertical-align="top" draw:auto-grow-height="false" fo:min-height="1.88cm" fo:min-width="1.386cm" fo:padding-top="0.125cm" fo:padding-bottom="0.125cm" fo:padding-left="0.25cm" fo:padding-right="0.25cm" fo:wrap-option="wrap" fo:margin-left="0.318cm" fo:margin-right="0.393cm" fo:margin-top="0cm" fo:margin-bottom="0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.026cm" draw:stroke-linejoin="miter" draw:fill="bitmap" draw:fill-image-name="msFillBitmap_20_2" draw:fill-image-width="4.336cm" draw:fill-image-height="4.336cm" style:repeat="repeat" draw:fill-image-ref-point-x="0%" draw:fill-image-ref-point-y="0%" draw:fill-image-ref-point="top-left" draw:textarea-vertical-align="top" draw:auto-grow-height="false" draw:fit-to-size="false" style:shrink-to-fit="false" fo:min-height="3.05cm" fo:min-width="13.272cm" fo:padding-top="0.125cm" fo:padding-bottom="0.125cm" fo:padding-left="0.25cm" fo:padding-right="0.25cm" fo:wrap-option="wrap" style:run-through="foreground"/>
    </style:style>
    <style:style style:name="gr15" style:family="graphic">
      <style:graphic-properties draw:stroke="solid" svg:stroke-width="0.026cm" svg:stroke-color="#000000" draw:stroke-linejoin="miter" draw:fill="bitmap" draw:fill-image-name="msFillBitmap_20_3" draw:fill-image-width="4.336cm" draw:fill-image-height="4.336cm" style:repeat="repeat" draw:fill-image-ref-point-x="0%" draw:fill-image-ref-point-y="0%" draw:fill-image-ref-point="top-left" draw:textarea-vertical-align="top" draw:auto-grow-height="false" draw:fit-to-size="false" style:shrink-to-fit="false" fo:min-height="0.277cm" fo:min-width="0.928cm" fo:padding-top="0.125cm" fo:padding-bottom="0.125cm" fo:padding-left="0.25cm" fo:padding-right="0.25cm" fo:wrap-option="wrap" style:run-through="foreground"/>
    </style:style>
    <style:style style:name="gr16" style:family="graphic">
      <style:graphic-properties draw:stroke="solid" svg:stroke-width="0.026cm" svg:stroke-color="#000000" draw:stroke-linejoin="round" draw:fill="bitmap" draw:fill-image-name="msFillBitmap_20_4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17" style:family="graphic">
      <style:graphic-properties draw:stroke="solid" svg:stroke-width="0.026cm" svg:stroke-color="#000000" draw:stroke-linejoin="miter" draw:fill="bitmap" draw:fill-image-name="msFillBitmap_20_5" draw:fill-image-width="4.336cm" draw:fill-image-height="4.336cm" style:repeat="repeat" draw:fill-image-ref-point-x="0%" draw:fill-image-ref-point-y="0%" draw:fill-image-ref-point="top-left" draw:textarea-vertical-align="top" draw:auto-grow-height="false" draw:fit-to-size="false" style:shrink-to-fit="false" fo:min-height="0.277cm" fo:min-width="0.931cm" fo:padding-top="0.125cm" fo:padding-bottom="0.125cm" fo:padding-left="0.25cm" fo:padding-right="0.25cm" fo:wrap-option="wrap" style:run-through="foreground"/>
    </style:style>
    <style:style style:name="gr18" style:family="graphic">
      <style:graphic-properties draw:stroke="solid" svg:stroke-width="0.026cm" svg:stroke-color="#000000" draw:stroke-linejoin="miter" draw:fill="bitmap" draw:fill-image-name="msFillBitmap_20_6" draw:fill-image-width="4.336cm" draw:fill-image-height="4.336cm" style:repeat="repeat" draw:fill-image-ref-point-x="0%" draw:fill-image-ref-point-y="0%" draw:fill-image-ref-point="top-left" draw:textarea-vertical-align="top" draw:auto-grow-height="false" draw:fit-to-size="false" style:shrink-to-fit="false" fo:min-height="0.277cm" fo:min-width="0.931cm" fo:padding-top="0.125cm" fo:padding-bottom="0.125cm" fo:padding-left="0.25cm" fo:padding-right="0.25cm" fo:wrap-option="wrap" style:run-through="foreground"/>
    </style:style>
    <style:style style:name="gr19" style:family="graphic">
      <style:graphic-properties draw:stroke="solid" svg:stroke-width="0.026cm" svg:stroke-color="#000000" draw:stroke-linejoin="miter" draw:fill="bitmap" draw:fill-image-name="msFillBitmap_20_7" draw:fill-image-width="4.336cm" draw:fill-image-height="4.336cm" style:repeat="repeat" draw:fill-image-ref-point-x="0%" draw:fill-image-ref-point-y="0%" draw:fill-image-ref-point="top-left" draw:textarea-vertical-align="top" draw:auto-grow-height="false" draw:fit-to-size="false" style:shrink-to-fit="false" fo:min-height="0.277cm" fo:min-width="0.931cm" fo:padding-top="0.125cm" fo:padding-bottom="0.125cm" fo:padding-left="0.25cm" fo:padding-right="0.25cm" fo:wrap-option="wrap" style:run-through="foreground"/>
    </style:style>
    <style:style style:name="gr20" style:family="graphic">
      <style:graphic-properties draw:stroke="solid" svg:stroke-width="0.026cm" svg:stroke-color="#000000" draw:stroke-linejoin="miter" draw:fill="bitmap" draw:fill-image-name="msFillBitmap_20_8" draw:fill-image-width="4.336cm" draw:fill-image-height="4.336cm" style:repeat="repeat" draw:fill-image-ref-point-x="0%" draw:fill-image-ref-point-y="0%" draw:fill-image-ref-point="top-left" draw:textarea-vertical-align="top" draw:auto-grow-height="false" draw:fit-to-size="false" style:shrink-to-fit="false" fo:min-height="0.277cm" fo:min-width="0.931cm" fo:padding-top="0.125cm" fo:padding-bottom="0.125cm" fo:padding-left="0.25cm" fo:padding-right="0.25cm" fo:wrap-option="wrap" style:run-through="foreground"/>
    </style:style>
    <style:style style:name="gr21" style:family="graphic">
      <style:graphic-properties draw:stroke="solid" svg:stroke-width="0.026cm" svg:stroke-color="#000000" draw:stroke-linejoin="miter" draw:fill="bitmap" draw:fill-image-name="msFillBitmap_20_9" draw:fill-image-width="4.336cm" draw:fill-image-height="4.336cm" style:repeat="repeat" draw:fill-image-ref-point-x="0%" draw:fill-image-ref-point-y="0%" draw:fill-image-ref-point="top-left" draw:textarea-vertical-align="top" draw:auto-grow-height="false" draw:fit-to-size="false" style:shrink-to-fit="false" fo:min-height="0.277cm" fo:min-width="0.931cm" fo:padding-top="0.125cm" fo:padding-bottom="0.125cm" fo:padding-left="0.25cm" fo:padding-right="0.25cm" fo:wrap-option="wrap" style:run-through="foreground"/>
    </style:style>
    <style:style style:name="gr22" style:family="graphic">
      <style:graphic-properties draw:stroke="solid" svg:stroke-width="0.026cm" svg:stroke-color="#000000" draw:stroke-linejoin="round" draw:fill="bitmap" draw:fill-image-name="msFillBitmap_20_10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23" style:family="graphic">
      <style:graphic-properties draw:stroke="solid" svg:stroke-width="0.026cm" svg:stroke-color="#000000" draw:stroke-linejoin="round" draw:fill="bitmap" draw:fill-image-name="msFillBitmap_20_11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24" style:family="graphic">
      <style:graphic-properties draw:stroke="solid" svg:stroke-width="0.026cm" svg:stroke-color="#000000" draw:stroke-linejoin="round" draw:fill="bitmap" draw:fill-image-name="msFillBitmap_20_12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25" style:family="graphic">
      <style:graphic-properties draw:stroke="solid" svg:stroke-width="0.026cm" svg:stroke-color="#000000" draw:stroke-linejoin="round" draw:fill="bitmap" draw:fill-image-name="msFillBitmap_20_13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26" style:family="graphic">
      <style:graphic-properties draw:stroke="solid" svg:stroke-width="0.026cm" svg:stroke-color="#000000" draw:stroke-linejoin="round" draw:fill="bitmap" draw:fill-image-name="msFillBitmap_20_14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27" style:family="graphic">
      <style:graphic-properties draw:stroke="solid" svg:stroke-width="0.026cm" svg:stroke-color="#000000" draw:marker-start="msArrowOvalEnd_20_1" draw:marker-start-width="0.139cm" draw:marker-start-center="true" draw:marker-end="msArrowEnd_20_1" draw:marker-end-width="0.139cm" draw:marker-end-center="false" draw:stroke-linejoin="round" draw:fill="bitmap" draw:fill-image-name="msFillBitmap_20_15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28" style:family="graphic">
      <style:graphic-properties draw:stroke="solid" svg:stroke-width="0.026cm" svg:stroke-color="#000000" draw:marker-start="msArrowOvalEnd_20_1" draw:marker-start-width="0.139cm" draw:marker-start-center="true" draw:marker-end="msArrowEnd_20_1" draw:marker-end-width="0.139cm" draw:marker-end-center="false" draw:stroke-linejoin="round" draw:fill="bitmap" draw:fill-image-name="msFillBitmap_20_16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29" style:family="graphic">
      <style:graphic-properties draw:stroke="solid" svg:stroke-width="0.026cm" svg:stroke-color="#000000" draw:marker-start="msArrowOvalEnd_20_1" draw:marker-start-width="0.139cm" draw:marker-start-center="true" draw:marker-end="msArrowEnd_20_1" draw:marker-end-width="0.139cm" draw:marker-end-center="false" draw:stroke-linejoin="round" draw:fill="bitmap" draw:fill-image-name="msFillBitmap_20_17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30" style:family="graphic">
      <style:graphic-properties draw:stroke="solid" svg:stroke-width="0.026cm" svg:stroke-color="#000000" draw:marker-start="msArrowOvalEnd_20_1" draw:marker-start-width="0.139cm" draw:marker-start-center="true" draw:marker-end="msArrowEnd_20_1" draw:marker-end-width="0.139cm" draw:marker-end-center="false" draw:stroke-linejoin="round" draw:fill="bitmap" draw:fill-image-name="msFillBitmap_20_18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31" style:family="graphic">
      <style:graphic-properties draw:stroke="solid" svg:stroke-width="0.026cm" svg:stroke-color="#000000" draw:marker-start="msArrowOvalEnd_20_1" draw:marker-start-width="0.139cm" draw:marker-start-center="true" draw:marker-end="msArrowEnd_20_1" draw:marker-end-width="0.139cm" draw:marker-end-center="false" draw:stroke-linejoin="round" draw:fill="bitmap" draw:fill-image-name="msFillBitmap_20_19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32" style:family="graphic">
      <style:graphic-properties draw:stroke="solid" svg:stroke-width="0.026cm" svg:stroke-color="#000000" draw:marker-start="msArrowOvalEnd_20_1" draw:marker-start-width="0.139cm" draw:marker-start-center="true" draw:marker-end="msArrowEnd_20_1" draw:marker-end-width="0.139cm" draw:marker-end-center="false" draw:stroke-linejoin="round" draw:fill="bitmap" draw:fill-image-name="msFillBitmap_20_20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33" style:family="graphic">
      <style:graphic-properties draw:stroke="solid" svg:stroke-width="0.026cm" svg:stroke-color="#000000" draw:marker-start="msArrowOvalEnd_20_1" draw:marker-start-width="0.139cm" draw:marker-start-center="true" draw:marker-end="msArrowEnd_20_1" draw:marker-end-width="0.139cm" draw:marker-end-center="false" draw:stroke-linejoin="round" draw:fill="bitmap" draw:fill-image-name="msFillBitmap_20_21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34" style:family="graphic">
      <style:graphic-properties draw:stroke="solid" svg:stroke-width="0.026cm" svg:stroke-color="#000000" draw:marker-start="msArrowOvalEnd_20_1" draw:marker-start-width="0.139cm" draw:marker-start-center="true" draw:marker-end="msArrowEnd_20_1" draw:marker-end-width="0.139cm" draw:marker-end-center="false" draw:stroke-linejoin="round" draw:fill="bitmap" draw:fill-image-name="msFillBitmap_20_22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35" style:family="graphic">
      <style:graphic-properties draw:stroke="solid" svg:stroke-width="0.026cm" svg:stroke-color="#000000" draw:marker-start="msArrowOvalEnd_20_1" draw:marker-start-width="0.139cm" draw:marker-start-center="true" draw:marker-end="msArrowEnd_20_1" draw:marker-end-width="0.139cm" draw:marker-end-center="false" draw:stroke-linejoin="round" draw:fill="bitmap" draw:fill-image-name="msFillBitmap_20_23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36" style:family="graphic">
      <style:graphic-properties draw:stroke="solid" svg:stroke-width="0.026cm" svg:stroke-color="#000000" draw:marker-start="msArrowOvalEnd_20_1" draw:marker-start-width="0.139cm" draw:marker-start-center="true" draw:marker-end="msArrowEnd_20_1" draw:marker-end-width="0.139cm" draw:marker-end-center="false" draw:stroke-linejoin="round" draw:fill="bitmap" draw:fill-image-name="msFillBitmap_20_24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37" style:family="graphic">
      <style:graphic-properties draw:stroke="solid" svg:stroke-width="0.026cm" svg:stroke-color="#000000" draw:marker-start="msArrowOvalEnd_20_1" draw:marker-start-width="0.139cm" draw:marker-start-center="true" draw:marker-end="msArrowEnd_20_1" draw:marker-end-width="0.139cm" draw:marker-end-center="false" draw:stroke-linejoin="round" draw:fill="bitmap" draw:fill-image-name="msFillBitmap_20_25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38" style:family="graphic">
      <style:graphic-properties draw:stroke="solid" svg:stroke-width="0.026cm" svg:stroke-color="#000000" draw:marker-start="msArrowOvalEnd_20_1" draw:marker-start-width="0.139cm" draw:marker-start-center="true" draw:marker-end="msArrowEnd_20_1" draw:marker-end-width="0.139cm" draw:marker-end-center="false" draw:stroke-linejoin="round" draw:fill="bitmap" draw:fill-image-name="msFillBitmap_20_26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39" style:family="graphic">
      <style:graphic-properties draw:stroke="solid" svg:stroke-width="0.026cm" svg:stroke-color="#000000" draw:stroke-linejoin="round" draw:fill="bitmap" draw:fill-image-name="msFillBitmap_20_27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0" style:family="graphic">
      <style:graphic-properties draw:stroke="solid" svg:stroke-width="0.026cm" svg:stroke-color="#000000" draw:stroke-linejoin="round" draw:fill="bitmap" draw:fill-image-name="msFillBitmap_20_28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1" style:family="graphic">
      <style:graphic-properties draw:stroke="solid" svg:stroke-width="0.026cm" svg:stroke-color="#000000" draw:stroke-linejoin="round" draw:fill="bitmap" draw:fill-image-name="msFillBitmap_20_29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2" style:family="graphic">
      <style:graphic-properties draw:stroke="solid" svg:stroke-width="0.026cm" svg:stroke-color="#000000" draw:stroke-linejoin="round" draw:fill="bitmap" draw:fill-image-name="msFillBitmap_20_30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3" style:family="graphic">
      <style:graphic-properties draw:stroke="solid" svg:stroke-width="0.026cm" svg:stroke-color="#000000" draw:stroke-linejoin="round" draw:fill="bitmap" draw:fill-image-name="msFillBitmap_20_31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4" style:family="graphic">
      <style:graphic-properties draw:stroke="solid" svg:stroke-width="0.026cm" svg:stroke-color="#000000" draw:stroke-linejoin="round" draw:fill="bitmap" draw:fill-image-name="msFillBitmap_20_32" draw:fill-image-width="4.336cm" draw:fill-image-height="4.336cm" style:repeat="repeat" draw:fill-image-ref-point-x="0%" draw:fill-image-ref-point-y="0%" draw:fill-image-ref-point="top-left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5" style:family="graphic">
      <style:graphic-properties draw:stroke="solid" svg:stroke-width="0cm" svg:stroke-color="#ffffff" draw:stroke-linejoin="miter" draw:fill="bitmap" draw:fill-image-name="msFillBitmap_20_33" draw:fill-image-width="4.336cm" draw:fill-image-height="4.336cm" style:repeat="repeat" draw:fill-image-ref-point-x="0%" draw:fill-image-ref-point-y="0%" draw:fill-image-ref-point="top-left" draw:textarea-vertical-align="top" draw:auto-grow-height="false" draw:fit-to-size="false" style:shrink-to-fit="false" fo:min-height="0.265cm" fo:min-width="0.176cm" fo:padding-top="0cm" fo:padding-bottom="0cm" fo:padding-left="0cm" fo:padding-right="0cm" fo:wrap-option="wrap" style:run-through="foreground"/>
    </style:style>
    <style:style style:name="gr46" style:family="graphic">
      <style:graphic-properties draw:stroke="solid" svg:stroke-width="0cm" svg:stroke-color="#ffffff" draw:stroke-linejoin="miter" draw:fill="bitmap" draw:fill-image-name="msFillBitmap_20_34" draw:fill-image-width="4.336cm" draw:fill-image-height="4.336cm" style:repeat="repeat" draw:fill-image-ref-point-x="0%" draw:fill-image-ref-point-y="0%" draw:fill-image-ref-point="top-left" draw:textarea-vertical-align="top" draw:auto-grow-height="false" draw:fit-to-size="false" style:shrink-to-fit="false" fo:min-height="0.265cm" fo:min-width="0.176cm" fo:padding-top="0cm" fo:padding-bottom="0cm" fo:padding-left="0cm" fo:padding-right="0cm" fo:wrap-option="wrap" style:run-through="foreground"/>
    </style:style>
    <style:style style:name="gr47" style:family="graphic">
      <style:graphic-properties draw:stroke="solid" svg:stroke-width="0cm" svg:stroke-color="#ffffff" draw:stroke-linejoin="miter" draw:fill="bitmap" draw:fill-image-name="msFillBitmap_20_35" draw:fill-image-width="4.336cm" draw:fill-image-height="4.336cm" style:repeat="repeat" draw:fill-image-ref-point-x="0%" draw:fill-image-ref-point-y="0%" draw:fill-image-ref-point="top-left" draw:textarea-vertical-align="top" draw:auto-grow-height="false" draw:fit-to-size="false" style:shrink-to-fit="false" fo:min-height="0.265cm" fo:min-width="0.416cm" fo:padding-top="0cm" fo:padding-bottom="0cm" fo:padding-left="0cm" fo:padding-right="0cm" fo:wrap-option="wrap" style:run-through="foreground"/>
    </style:style>
    <style:style style:name="gr48" style:family="graphic">
      <style:graphic-properties draw:stroke="solid" svg:stroke-width="0cm" svg:stroke-color="#ffffff" draw:stroke-linejoin="miter" draw:fill="bitmap" draw:fill-image-name="msFillBitmap_20_36" draw:fill-image-width="4.336cm" draw:fill-image-height="4.336cm" style:repeat="repeat" draw:fill-image-ref-point-x="0%" draw:fill-image-ref-point-y="0%" draw:fill-image-ref-point="top-left" draw:textarea-vertical-align="top" draw:auto-grow-height="false" draw:fit-to-size="false" style:shrink-to-fit="false" fo:min-height="0.263cm" fo:min-width="0.176cm" fo:padding-top="0cm" fo:padding-bottom="0cm" fo:padding-left="0cm" fo:padding-right="0cm" fo:wrap-option="wrap" style:run-through="foreground"/>
    </style:style>
    <style:style style:name="gr49" style:family="graphic">
      <style:graphic-properties draw:stroke="solid" svg:stroke-width="0cm" svg:stroke-color="#ffffff" draw:stroke-linejoin="miter" draw:fill="bitmap" draw:fill-image-name="msFillBitmap_20_37" draw:fill-image-width="4.336cm" draw:fill-image-height="4.336cm" style:repeat="repeat" draw:fill-image-ref-point-x="0%" draw:fill-image-ref-point-y="0%" draw:fill-image-ref-point="top-left" draw:textarea-vertical-align="top" draw:auto-grow-height="false" draw:fit-to-size="false" style:shrink-to-fit="false" fo:min-height="0.263cm" fo:min-width="0.176cm" fo:padding-top="0cm" fo:padding-bottom="0cm" fo:padding-left="0cm" fo:padding-right="0cm" fo:wrap-option="wrap" style:run-through="foreground"/>
    </style:style>
    <style:style style:name="gr50" style:family="graphic">
      <style:graphic-properties draw:stroke="none" svg:stroke-width="0.026cm" draw:stroke-linejoin="round" draw:fill="solid" draw:fill-color="#4f81bd" draw:textarea-vertical-align="top" draw:auto-grow-height="false" fo:min-height="0.995cm" fo:min-width="1.385cm" fo:padding-top="0.125cm" fo:padding-bottom="0.125cm" fo:padding-left="0.25cm" fo:padding-right="0.25cm" fo:wrap-option="wrap" fo:margin-left="0.318cm" fo:margin-right="0.397cm" fo:margin-top="0cm" fo:margin-bottom="0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none" svg:stroke-width="0.026cm" draw:stroke-linejoin="round" draw:fill="none" draw:textarea-vertical-align="top" draw:auto-grow-height="false" fo:min-height="0cm" fo:min-width="1.332cm" fo:padding-top="0.125cm" fo:padding-bottom="0.125cm" fo:padding-left="0.25cm" fo:padding-right="0.25cm" fo:wrap-option="wrap" fo:margin-left="0.333cm" fo:margin-right="0.353cm" fo:margin-top="0.025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none" svg:stroke-width="0.026cm" draw:marker-end="msArrowEnd_20_5" draw:marker-end-width="0.21cm" draw:marker-end-center="false" draw:stroke-linejoin="round" draw:fill="none" draw:textarea-vertical-align="top" draw:auto-grow-height="false" fo:min-height="0cm" fo:min-width="0.527cm" fo:padding-top="0.125cm" fo:padding-bottom="0.125cm" fo:padding-left="0.25cm" fo:padding-right="0.25cm" fo:wrap-option="wrap" fo:margin-left="0.318cm" fo:margin-right="0.353cm" fo:margin-top="0.212cm" fo:margin-bottom="0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МИНОБРНАУКИ РОССИИ</text:p>
      <text:p text:style-name="P41">САНКТ-ПЕТЕРБУРГСКИЙ ГОСУДАРСТВЕННЫЙ</text:p>
      <text:p text:style-name="P41">ЭЛЕКТРОТЕХНИЧЕСКИЙ УНИВЕРСИТЕТ</text:p>
      <text:p text:style-name="P41">«ЛЭТИ» ИМ. В.И. УЛЬЯНОВА (ЛЕНИНА)</text:p>
      <text:p text:style-name="P42">Кафедра МО ЭВ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2">ОТЧЕТ</text:p>
      <text:p text:style-name="P42">по лабораторной работе № 2</text:p>
      <text:p text:style-name="P42">по дисциплине «Программирование»</text:p>
      <text:p text:style-name="P42">Тема: Рекурсивная обработка иерархических списков</text:p>
      <text:p text:style-name="P42">Вариант 6</text:p>
      <text:p text:style-name="P7"/>
      <text:p text:style-name="P7"/>
      <text:p text:style-name="P6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><text:span text:style-name="T2">Студент</text:span><text:span text:style-name="T3"> </text:span><text:span text:style-name="T2">гр. 7382</text:span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45">Ленковский В.В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8"/>
          </table:table-cell>
          <table:table-cell table:style-name="Таблица1.A1" office:value-type="string">
            <text:p text:style-name="P45">Фирсов М.А.</text:p>
          </table:table-cell>
        </table:table-row>
      </table:table>
      <text:p text:style-name="P7"/>
      <text:p text:style-name="P7"/>
      <text:p text:style-name="P7"/>
      <text:p text:style-name="P7">Санкт-Петербург</text:p>
      <text:p text:style-name="P7">2018</text:p>
      <text:p text:style-name="P13"><text:soft-page-break/></text:p>
      <text:p text:style-name="P13">Цель работы.</text:p>
      <text:p text:style-name="P57">Познакомиться с одной из часто используемых на практике нелинейных конструкций, способами её организации и рекурсивной обработки. получить навыки решения задач обработки иерархических списков, как с использованием базовых функций их рекурсивной обработки, так и без использования рекурсии.</text:p>
      <text:p text:style-name="P16">Постановка задачи.</text:p>
      <text:p text:style-name="P60">Задание: </text:p>
      <text:p text:style-name="P82">Проверить иерархический список на наличие в нем заданного элемента (атома) x.</text:p>
      <text:p text:style-name="P35"/>
      <text:p text:style-name="P16">Основные теоретические положения.</text:p>
      <text:p text:style-name="P58">1. Рекурсивное определение иерархического списка</text:p>
      <text:p text:style-name="P17"><text:span text:style-name="T12">В практических приложениях возникает необходимость работы с более сложными, чем линейные списки, нелинейными конструкциями. Рассмотрим одну из них, называемую иерархическим списком элементов базового типа </text:span><text:span text:style-name="T13">El</text:span><text:span text:style-name="T12"> или </text:span><text:span text:style-name="T13">S</text:span><text:span text:style-name="T12">-выражением. </text:span></text:p>
      <text:p text:style-name="P17"><text:span text:style-name="T12">Определим соответствующий тип данных </text:span><text:span text:style-name="T13">S</text:span><text:span text:style-name="T12">_</text:span><text:span text:style-name="T13">expr</text:span><text:span text:style-name="T12"> (</text:span><text:span text:style-name="T13">El</text:span><text:span text:style-name="T12">) рекурсивно, используя определение линейного списка (типа </text:span><text:span text:style-name="T13">L</text:span><text:span text:style-name="T12">_</text:span><text:span text:style-name="T13">list</text:span><text:span text:style-name="T12">):</text:span></text:p>
      <text:p text:style-name="P62"><text:bookmark text:name="OLE_LINK3"/><text:bookmark text:name="OLE_LINK2"/>&lt; S_expr (El) &gt; ::= &lt; Atomic (El) &gt; | &lt; L_list (S_expr (El)) &gt;,</text:p>
      <text:p text:style-name="P62">&lt; Atomic (E) &gt; ::= &lt; El &gt;.</text:p>
      <text:p text:style-name="P21"/>
      <text:p text:style-name="P20"><text:span text:style-name="T16">&lt; </text:span><text:span text:style-name="T17">L_list</text:span><text:span text:style-name="T16">(</text:span><text:span text:style-name="T17">El</text:span><text:span text:style-name="T16">) &gt; ::= &lt; </text:span><text:span text:style-name="T17">Null_list</text:span><text:span text:style-name="T16"> &gt; | &lt; </text:span><text:span text:style-name="T17">Non_null_list</text:span><text:span text:style-name="T16">(</text:span><text:span text:style-name="T17">El</text:span><text:span text:style-name="T16">) &gt;</text:span></text:p>
      <text:p text:style-name="P20"><text:span text:style-name="T16">&lt; </text:span><text:span text:style-name="T17">Null_lis t</text:span><text:span text:style-name="T16">&gt; ::= </text:span><text:span text:style-name="T17">Nil</text:span></text:p>
      <text:p text:style-name="P20"><text:span text:style-name="T16">&lt; </text:span><text:span text:style-name="T17">Non_null_list</text:span><text:span text:style-name="T16">(</text:span><text:span text:style-name="T17">El</text:span><text:span text:style-name="T16">) &gt; ::= &lt; </text:span><text:span text:style-name="T17">Pair</text:span><text:span text:style-name="T16">(</text:span><text:span text:style-name="T17">El</text:span><text:span text:style-name="T16">) &gt;</text:span></text:p>
      <text:p text:style-name="P20"><text:span text:style-name="T16">&lt; </text:span><text:span text:style-name="T17">Pair</text:span><text:span text:style-name="T16">(</text:span><text:span text:style-name="T17">El</text:span><text:span text:style-name="T16">) &gt; ::=</text:span><text:span text:style-name="T19"> </text:span><text:span text:style-name="T16">( &lt; </text:span><text:span text:style-name="T17">Head_l</text:span><text:span text:style-name="T16">(</text:span><text:span text:style-name="T17">El</text:span><text:span text:style-name="T16">) &gt; . &lt; </text:span><text:span text:style-name="T17">Tail_l</text:span><text:span text:style-name="T16">(</text:span><text:span text:style-name="T17">El</text:span><text:span text:style-name="T16">) &gt; )</text:span></text:p>
      <text:p text:style-name="P20"><text:span text:style-name="T16">&lt; </text:span><text:span text:style-name="T17">Head_l</text:span><text:span text:style-name="T16">(</text:span><text:span text:style-name="T17">El</text:span><text:span text:style-name="T16">) &gt; ::= &lt; </text:span><text:span text:style-name="T17">El</text:span><text:span text:style-name="T16"> &gt;</text:span></text:p>
      <text:p text:style-name="P22"><text:span text:style-name="T16">&lt; </text:span><text:span text:style-name="T17">Tail_l</text:span><text:span text:style-name="T16">(</text:span><text:span text:style-name="T17">El</text:span><text:span text:style-name="T16">) &gt; ::= &lt; </text:span><text:span text:style-name="T17">L_list</text:span><text:span text:style-name="T16">(</text:span><text:span text:style-name="T17">El</text:span><text:span text:style-name="T16">) &gt;</text:span></text:p>
      <text:h text:style-name="P81" text:outline-level="2"><text:bookmark text:name="OLE_LINK31"/><text:bookmark text:name="_Toc2698"/><text:bookmark text:name="_Toc6179"/><text:bookmark text:name="_Toc17432"/><text:bookmark text:name="OLE_LINK21"/>2. Представление иерархического списка</text:h>
      <text:p text:style-name="P63">Традиционно иерархические списки представляют или графически или в виде скобочной записи. На рисунке 1 приведен пример графического изображения иерархического списка. Соответствующая этому изображению сокращенная скобочная запись － это (a (b c) d e.</text:p>
      <text:p text:style-name="P23"><text:soft-page-break/></text:p>
      <text:p text:style-name="P23"><draw:g text:anchor-type="paragraph" draw:z-index="7" draw:name="Группа 19" draw:style-name="gr13"><draw:custom-shape draw:name="AutoShape 5" draw:style-name="gr14" draw:text-style-name="P94" svg:width="13.771cm" svg:height="3.299cm" svg:x="0.002cm" svg:y="0.11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" draw:style-name="gr15" draw:text-style-name="P95" svg:width="1.428cm" svg:height="0.526cm" svg:x="1.433cm" svg:y="0.6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7" draw:style-name="gr16" draw:text-style-name="P96" svg:x1="2.327cm" svg:y1="0.641cm" svg:x2="2.331cm" svg:y2="1.169cm"><text:p/></draw:line><draw:custom-shape draw:name="Rectangle 8" draw:style-name="gr17" draw:text-style-name="P97" svg:width="1.431cm" svg:height="0.526cm" svg:x="4.294cm" svg:y="0.6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" draw:style-name="gr18" draw:text-style-name="P98" svg:width="1.431cm" svg:height="0.526cm" svg:x="7.158cm" svg:y="0.6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gr19" draw:text-style-name="P99" svg:width="1.431cm" svg:height="0.526cm" svg:x="10.017cm" svg:y="0.6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20" draw:text-style-name="P100" svg:width="1.431cm" svg:height="0.526cm" svg:x="4.294cm" svg:y="2.09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21" draw:text-style-name="P101" svg:width="1.431cm" svg:height="0.526cm" svg:x="7.158cm" svg:y="2.09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3" draw:style-name="gr22" draw:text-style-name="P102" svg:x1="5.187cm" svg:y1="0.641cm" svg:x2="5.189cm" svg:y2="1.169cm"><text:p/></draw:line><draw:line draw:name="Line 14" draw:style-name="gr23" draw:text-style-name="P103" svg:x1="10.913cm" svg:y1="0.641cm" svg:x2="10.915cm" svg:y2="1.169cm"><text:p/></draw:line><draw:line draw:name="Line 15" draw:style-name="gr24" draw:text-style-name="P104" svg:x1="8.052cm" svg:y1="0.641cm" svg:x2="8.056cm" svg:y2="1.169cm"><text:p/></draw:line><draw:line draw:name="Line 16" draw:style-name="gr25" draw:text-style-name="P105" svg:x1="5.187cm" svg:y1="2.091cm" svg:x2="5.189cm" svg:y2="2.62cm"><text:p/></draw:line><draw:line draw:name="Line 17" draw:style-name="gr26" draw:text-style-name="P106" svg:x1="8.052cm" svg:y1="2.091cm" svg:x2="8.056cm" svg:y2="2.62cm"><text:p/></draw:line><draw:line draw:name="Line 18" draw:style-name="gr27" draw:text-style-name="P107" svg:x1="5.545cm" svg:y1="0.903cm" svg:x2="7.182cm" svg:y2="0.905cm"><text:p/></draw:line><draw:line draw:name="Line 19" draw:style-name="gr28" draw:text-style-name="P108" svg:x1="8.41cm" svg:y1="0.903cm" svg:x2="10.046cm" svg:y2="0.905cm"><text:p/></draw:line><draw:line draw:name="Line 20" draw:style-name="gr29" draw:text-style-name="P109" svg:x1="5.545cm" svg:y1="2.356cm" svg:x2="7.155cm" svg:y2="2.357cm"><text:p/></draw:line><draw:line draw:name="Line 21" draw:style-name="gr30" draw:text-style-name="P110" svg:x1="2.598cm" svg:y1="0.903cm" svg:x2="4.307cm" svg:y2="0.905cm"><text:p/></draw:line><draw:line draw:name="Line 22" draw:style-name="gr31" draw:text-style-name="P111" svg:x1="7.514cm" svg:y1="2.356cm" svg:x2="7.516cm" svg:y2="3.015cm"><text:p/></draw:line><draw:line draw:name="Line 23" draw:style-name="gr32" draw:text-style-name="P112" svg:x1="10.375cm" svg:y1="0.903cm" svg:x2="10.377cm" svg:y2="1.564cm"><text:p/></draw:line><draw:line draw:name="Line 24" draw:style-name="gr33" draw:text-style-name="P113" svg:x1="1.792cm" svg:y1="0.903cm" svg:x2="1.794cm" svg:y2="1.564cm"><text:p/></draw:line><draw:line draw:name="Line 25" draw:style-name="gr34" draw:text-style-name="P114" svg:x1="7.514cm" svg:y1="0.903cm" svg:x2="7.521cm" svg:y2="1.564cm"><text:p/></draw:line><draw:line draw:name="Line 26" draw:style-name="gr35" draw:text-style-name="P115" svg:x1="4.653cm" svg:y1="2.356cm" svg:x2="4.655cm" svg:y2="3.015cm"><text:p/></draw:line><draw:line draw:name="Line 27" draw:style-name="gr36" draw:text-style-name="P116" svg:x1="4.653cm" svg:y1="0.903cm" svg:x2="4.655cm" svg:y2="2.092cm"><text:p/></draw:line><draw:line draw:name="Line 28" draw:style-name="gr37" draw:text-style-name="P117" svg:x1="8.403cm" svg:y1="2.356cm" svg:x2="9.478cm" svg:y2="2.357cm"><text:p/></draw:line><draw:line draw:name="Line 29" draw:style-name="gr38" draw:text-style-name="P118" svg:x1="11.271cm" svg:y1="0.903cm" svg:x2="12.166cm" svg:y2="0.905cm"><text:p/></draw:line><draw:line draw:name="Line 30" draw:style-name="gr39" draw:text-style-name="P119" svg:x1="9.482cm" svg:y1="2.357cm" svg:x2="9.84cm" svg:y2="2.358cm"><text:p/></draw:line><draw:line draw:name="Line 31" draw:style-name="gr40" draw:text-style-name="P120" svg:x1="9.839cm" svg:y1="2.357cm" svg:x2="9.841cm" svg:y2="2.62cm"><text:p/></draw:line><draw:line draw:name="Line 32" draw:style-name="gr41" draw:text-style-name="P121" svg:x1="9.66cm" svg:y1="2.62cm" svg:x2="10.019cm" svg:y2="2.621cm"><text:p/></draw:line><draw:line draw:name="Line 33" draw:style-name="gr42" draw:text-style-name="P122" svg:x1="12.164cm" svg:y1="0.903cm" svg:x2="12.522cm" svg:y2="0.905cm"><text:p/></draw:line><draw:line draw:name="Line 34" draw:style-name="gr43" draw:text-style-name="P123" svg:x1="12.522cm" svg:y1="0.903cm" svg:x2="12.524cm" svg:y2="1.169cm"><text:p/></draw:line><draw:line draw:name="Line 35" draw:style-name="gr44" draw:text-style-name="P124" svg:x1="12.342cm" svg:y1="1.171cm" svg:x2="12.703cm" svg:y2="1.172cm"><text:p/></draw:line><draw:custom-shape draw:name="Text Box 36" draw:style-name="gr45" draw:text-style-name="P125" svg:width="0.175cm" svg:height="0.264cm" svg:x="1.614cm" svg:y="1.565cm"><text:p text:style-name="P89"><text:span text:style-name="T41">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7" draw:style-name="gr46" draw:text-style-name="P126" svg:width="0.175cm" svg:height="0.264cm" svg:x="10.197cm" svg:y="1.565cm"><text:p text:style-name="P89"><text:span text:style-name="T41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8" draw:style-name="gr47" draw:text-style-name="P127" svg:width="0.415cm" svg:height="0.264cm" svg:x="7.338cm" svg:y="1.565cm"><text:p text:style-name="P89"><text:span text:style-name="T41">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9" draw:style-name="gr48" draw:text-style-name="P128" svg:width="0.175cm" svg:height="0.262cm" svg:x="7.338cm" svg:y="3.016cm"><text:p text:style-name="P89"><text:span text:style-name="T41">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40" draw:style-name="gr49" draw:text-style-name="P129" svg:width="0.175cm" svg:height="0.262cm" svg:x="4.473cm" svg:y="3.016cm"><text:p text:style-name="P89"><text:span text:style-name="T41">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27"/>
      <text:p text:style-name="P27"/>
      <text:p text:style-name="P68">Рис. </text:p>
      <text:p text:style-name="P68"/>
      <text:p text:style-name="P28"><text:span text:style-name="T22">Рис.</text:span><text:span text:style-name="T21">1. Пример представления иерархического списка в виде двумерного рисунка</text:span></text:p>
      <text:p text:style-name="P18"><text:span text:style-name="T12">Переход от полной скобочной записи, соответствующей определению иерархического списка, к сокращенной производится путем отбрасывания конструкции <text:s/>. </text:span><text:span text:style-name="T13">Nill</text:span><text:span text:style-name="T12"> и удаления необходимое число раз пары скобок вместе с предшествующей открывающей скобке точкой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0">Полная запись</text:p>
          </table:table-cell>
          <table:table-cell table:style-name="Таблица2.A1" office:value-type="string">
            <text:p text:style-name="P70">Сокращенная запись</text:p>
          </table:table-cell>
        </table:table-row>
        <table:table-row table:style-name="Таблица2.1">
          <table:table-cell table:style-name="Таблица2.A1" office:value-type="string">
            <text:p text:style-name="P71">a</text:p>
            <text:p text:style-name="P72">Nil</text:p>
            <text:p text:style-name="P29"><text:span text:style-name="T16">(</text:span><text:span text:style-name="T18">a</text:span><text:span text:style-name="T19"> .</text:span><text:span text:style-name="T16"> (</text:span><text:span text:style-name="T18">b</text:span><text:span text:style-name="T19"> . </text:span><text:span text:style-name="T16">(</text:span><text:span text:style-name="T18">c</text:span><text:span text:style-name="T19"> . </text:span><text:span text:style-name="T17">Nil</text:span><text:span text:style-name="T16">)))</text:span></text:p>
            <text:p text:style-name="P30"><text:span text:style-name="T16">(</text:span><text:span text:style-name="T18">a</text:span><text:span text:style-name="T19"> . </text:span><text:span text:style-name="T16">((</text:span><text:span text:style-name="T18">b</text:span><text:span text:style-name="T19"> .</text:span><text:span text:style-name="T16"> (</text:span><text:span text:style-name="T18">c</text:span><text:span text:style-name="T19"> . </text:span><text:span text:style-name="T17">Nil</text:span><text:span text:style-name="T16">)) </text:span><text:span text:style-name="T19">. </text:span><text:span text:style-name="T16">(</text:span><text:span text:style-name="T18">d</text:span><text:span text:style-name="T19"> . </text:span><text:span text:style-name="T16">(</text:span><text:span text:style-name="T18">e</text:span><text:span text:style-name="T19"> . </text:span><text:span text:style-name="T17">Nil</text:span><text:span text:style-name="T16">))))</text:span></text:p>
          </table:table-cell>
          <table:table-cell table:style-name="Таблица2.A1" office:value-type="string">
            <text:p text:style-name="P73">a</text:p>
            <text:p text:style-name="P74">(  )</text:p>
            <text:p text:style-name="P31"><text:span text:style-name="T21">(</text:span><text:span text:style-name="T18">a</text:span><text:span text:style-name="T23"> </text:span><text:span text:style-name="T18">b</text:span><text:span text:style-name="T23"> </text:span><text:span text:style-name="T18">c</text:span><text:span text:style-name="T21">)</text:span></text:p>
            <text:p text:style-name="P31"><text:span text:style-name="T21">(</text:span><text:span text:style-name="T18">a</text:span><text:span text:style-name="T21"> (</text:span><text:span text:style-name="T18">b</text:span><text:span text:style-name="T23"> </text:span><text:span text:style-name="T18">c</text:span><text:span text:style-name="T21">) </text:span><text:span text:style-name="T18">d</text:span><text:span text:style-name="T23"> </text:span><text:span text:style-name="T18">e</text:span><text:span text:style-name="T21">)</text:span></text:p>
          </table:table-cell>
        </table:table-row>
      </table:table>
      <text:p text:style-name="P69">Рис. 2. Примеры перехода от полной к сокращенной скобочной записи иерархических списков</text:p>
      <text:p text:style-name="P63">Согласно приведенному определению иерархического списка, структура непустого иерархического списка － это элемент размеченного объединения множества атомов и множества пар «голова-хвост».</text:p>
      <text:h text:style-name="P19" text:outline-level="2"><text:bookmark-start text:name="_Toc9968"/><text:bookmark-start text:name="_Toc674"/><text:bookmark-start text:name="_Toc5127"/><text:span text:style-name="T1">3. Рекурсивная структура иерархического списка на языке С++</text:span><text:bookmark-end text:name="_Toc9968"/><text:bookmark-end text:name="_Toc674"/><text:bookmark-end text:name="_Toc5127"/><text:span text:style-name="T1"> </text:span></text:h>
      <text:list xml:id="list3781319742" text:style-name="WWNum1">
        <text:list-item>
          <text:p text:style-name="P40"><text:span text:style-name="T26">typedef</text:span><text:span text:style-name="T24"> char base;<text:tab/></text:span><text:span text:style-name="T31">// базовый тип элементов (атомов)</text:span></text:p>
        </text:list-item>
        <text:list-item>
          <text:p text:style-name="P40"><text:span text:style-name="T24"><text:tab/></text:span><text:span text:style-name="T26">struct</text:span><text:span text:style-name="T24"> <text:s/>s_expr;</text:span></text:p>
        </text:list-item>
        <text:list-item>
          <text:p text:style-name="P40"><text:span text:style-name="T24"><text:tab/></text:span><text:span text:style-name="T26">struct</text:span><text:span text:style-name="T24"> <text:s/>two_ptr <text:s/>{</text:span></text:p>
        </text:list-item>
        <text:list-item>
          <text:p text:style-name="P50"><text:tab/><text:tab/>s_expr <text:s/>*hd;</text:p>
        </text:list-item>
        <text:list-item>
          <text:p text:style-name="P50"><text:tab/><text:tab/>s_expr <text:s/>*tl;</text:p>
        </text:list-item>
        <text:list-item>
          <text:p text:style-name="P40"><text:span text:style-name="T24"><text:tab/>} ;<text:tab/></text:span><text:span text:style-name="T31">//end two_ptr;</text:span></text:p>
        </text:list-item>
        <text:list-item>
          <text:p text:style-name="P40"><text:span text:style-name="T24"><text:tab/></text:span><text:span text:style-name="T26">struct</text:span><text:span text:style-name="T24"> <text:s/>s_expr {</text:span></text:p>
        </text:list-item>
        <text:list-item>
          <text:p text:style-name="P40"><text:span text:style-name="T20"><text:tab/><text:tab/></text:span><text:span text:style-name="T27">bool</text:span><text:span text:style-name="T20"> tag; </text:span><text:span text:style-name="T32">// true: atom, false: pair</text:span></text:p>
        </text:list-item>
        <text:list-item>
          <text:p text:style-name="P40"><text:span text:style-name="T20"><text:tab/><text:tab/></text:span><text:span text:style-name="T26">union</text:span><text:span text:style-name="T24"> <text:s/>{</text:span></text:p>
        </text:list-item>
        <text:list-item>
          <text:p text:style-name="P50"><text:tab/><text:tab/><text:tab/>base <text:s/>atom;</text:p>
        </text:list-item>
        <text:list-item>
          <text:p text:style-name="P50"><text:tab/><text:tab/><text:tab/>two_ptr pair;<text:tab/></text:p>
        </text:list-item>
        <text:list-item>
          <text:p text:style-name="P40"><text:span text:style-name="T24"><text:tab/><text:tab/>} node;<text:tab/><text:tab/></text:span><text:span text:style-name="T31">//end union node</text:span></text:p>
        </text:list-item>
        <text:list-item>
          <text:p text:style-name="P40"><text:span text:style-name="T24"><text:tab/>};<text:tab/><text:tab/><text:tab/></text:span><text:span text:style-name="T31">//end s_expr </text:span></text:p>
        </text:list-item>
        <text:list-item>
          <text:p text:style-name="P40"><text:span text:style-name="T24"><text:tab/></text:span><text:span text:style-name="T26">typedef</text:span><text:span text:style-name="T24"> <text:s/>s_expr <text:s/>*list;</text:span></text:p>
        </text:list-item>
      </text:list>
      <text:p text:style-name="P65"/>
      <text:p text:style-name="P65"/>
      <text:p text:style-name="P65"><text:soft-page-break/>Поясняющие эту структуру иллюстрации <text:s/>представлены на рисунке 3.</text:p>
      <text:p text:style-name="P24"/>
      <text:p text:style-name="P23"><draw:g text:anchor-type="paragraph" draw:z-index="2" draw:name="Группа 7" draw:style-name="gr2"><draw:custom-shape draw:style-name="gr3" draw:text-style-name="P88" svg:width="2.948cm" svg:height="1.32cm" svg:x="0.159cm" svg:y="0.48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88" svg:width="2.948cm" svg:height="1.32cm" svg:x="0.159cm" svg:y="1.8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90" svg:width="2.297cm" svg:height="1.149cm" svg:x="0.471cm" svg:y="0.677cm"><text:p text:style-name="P89"><text:span text:style-name="T39">h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" draw:text-style-name="P90" svg:width="2.297cm" svg:height="1.147cm" svg:x="0.443cm" svg:y="1.966cm"><text:p text:style-name="P89"><text:span text:style-name="T39">t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5" draw:name="Группа 12" draw:style-name="gr8"><draw:custom-shape draw:style-name="gr9" draw:text-style-name="P88" svg:width="3.749cm" svg:height="1.32cm" svg:x="8.384cm" svg:y="0.18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" draw:text-style-name="P92" svg:width="3.749cm" svg:height="0.466cm" svg:x="8.384cm" svg:y="1.50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90" svg:width="2.918cm" svg:height="1.147cm" svg:x="8.782cm" svg:y="0.376cm"><text:p text:style-name="P89"><text:span text:style-name="T40">t</text:span><text:span text:style-name="T40">a</text:span><text:span text:style-name="T40">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90" svg:width="2.918cm" svg:height="1.147cm" svg:x="5.424cm" svg:y="1.147cm"><text:p text:style-name="P89"><text:span text:style-name="T40">n</text:span><text:span text:style-name="T40">o</text:span><text:span text:style-name="T40">d</text:span><text:span text:style-name="T40">e</text:span><text:span text:style-name="T40">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23"><draw:custom-shape text:anchor-type="paragraph" draw:z-index="1" draw:name="Прямая со стрелкой 5" draw:style-name="gr1" draw:text-style-name="P87" svg:width="1.064cm" svg:height="0.015cm" svg:x="3.096cm" svg:y="0.457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<text:p text:style-name="P23"><draw:custom-shape text:anchor-type="paragraph" draw:z-index="3" draw:name="Поле 4" draw:style-name="gr6" draw:text-style-name="P91" svg:width="2.304cm" svg:height="1.752cm" svg:x="8.453cm" svg:y="0.462cm"><text:p text:style-name="P84"><text:span text:style-name="T10">atom</text:span><text:span text:style-name="T11">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<draw:custom-shape text:anchor-type="paragraph" draw:z-index="8" draw:name="Прямоугольник 7179" draw:style-name="gr50" draw:text-style-name="P93" svg:width="1.885cm" svg:height="1.244cm" svg:x="8.334cm" svg:y="-0.0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Прямая со стрелкой 7184" draw:style-name="gr1" draw:text-style-name="P87" svg:width="1.064cm" svg:height="0.015cm" svg:x="3.122cm" svg:y="0.496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4" draw:name="Поле 2" draw:style-name="gr7" draw:text-style-name="P91" svg:width="1.851cm" svg:height="1.654cm" svg:x="10.287cm" svg:y="0.34cm"><text:p text:style-name="P36"><text:span text:style-name="T10">pair</text:span><text:span text:style-name="T11">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Прямая со стрелкой 3" draw:style-name="gr52" draw:text-style-name="P87" svg:width="1.029cm" svg:height="0.041cm" svg:x="12.053cm" svg:y="0.485cm"><text:p/><draw:enhanced-geometry draw:mirror-horizontal="false" draw:mirror-vertical="tru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6" draw:name="Прямоугольник 7180" draw:style-name="gr12" draw:text-style-name="P93" svg:width="1.886cm" svg:height="2.13cm" svg:x="10.218cm" svg:y="-0.0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<draw:custom-shape text:anchor-type="paragraph" draw:z-index="9" draw:name="Прямая со стрелкой 1" draw:style-name="gr51" draw:text-style-name="P87" svg:width="1.833cm" svg:height="0.008cm" svg:x="10.283cm" svg:y="0.302cm"><text:p/><draw:enhanced-geometry draw:mirror-horizontal="false" draw:mirror-vertical="tru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<text:p text:style-name="P23"><draw:custom-shape text:anchor-type="paragraph" draw:z-index="11" draw:name="Прямая со стрелкой 6" draw:style-name="gr52" draw:text-style-name="P87" svg:width="1.029cm" svg:height="0.041cm" svg:x="12cm" svg:y="0.18cm"><text:p/><draw:enhanced-geometry draw:mirror-horizontal="false" draw:mirror-vertical="tru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<text:p text:style-name="P69">Рис. 3. Представление рекурсивной структуры списка</text:p>
      <text:h text:style-name="Heading_20_2" text:outline-level="2"><text:bookmark-start text:name="_Toc9967"/><text:bookmark-start text:name="_Toc28369"/><text:bookmark-start text:name="_Toc19107"/>2.4. Функциональная спецификация <text:s/>и реализация иерархического списка<text:bookmark-end text:name="_Toc9967"/><text:bookmark-end text:name="_Toc28369"/><text:bookmark-end text:name="_Toc19107"/> </text:h>
      <text:p text:style-name="P63">Функциональная спецификация иерархического списка включает:</text:p>
      <text:list xml:id="list3085974174" text:style-name="WWNum2">
        <text:list-item>
          <text:p text:style-name="P67"><text:span text:style-name="T12">функции － селекторы </text:span><text:span text:style-name="T13">Head</text:span><text:span text:style-name="T12"> и </text:span><text:span text:style-name="T13">Tail</text:span><text:span text:style-name="T12"> , выделяющие соответственно <text:s/>«голову» и «хвост» списка</text:span></text:p>
        </text:list-item>
        <text:list-item>
          <text:p text:style-name="P67"><text:span text:style-name="T12">функции － конструкторы: </text:span><text:span text:style-name="T13">Cons</text:span><text:span text:style-name="T12">, создающая точечную пару (новый список <text:s/>из «головы» и «хвоста»), и </text:span><text:span text:style-name="T13">Make</text:span><text:span text:style-name="T12">_</text:span><text:span text:style-name="T13">Atom</text:span><text:span text:style-name="T12">, создающая атомарное </text:span><text:span text:style-name="T13">S</text:span><text:span text:style-name="T12">-выражение.</text:span></text:p>
        </text:list-item>
        <text:list-item>
          <text:p text:style-name="P67"><text:span text:style-name="T12">предикаты </text:span><text:span text:style-name="T13">Is</text:span><text:span text:style-name="T12"> </text:span><text:span text:style-name="T13">Null</text:span><text:span text:style-name="T12">, проверяющий список на отсутствие в нем элементов, <text:s/>и </text:span><text:span text:style-name="T13">Atom</text:span><text:span text:style-name="T12">, <text:s/>проверяющий, является ли список атомом.</text:span></text:p>
        </text:list-item>
      </text:list>
      <text:p text:style-name="P17"><text:span text:style-name="T12">Необходимо включить в список базовых функций и функцию </text:span><text:span text:style-name="T13">Destroy</text:span><text:span text:style-name="T12">, позволяющую уничтожить созданный список, т.е. освободить псмять от ставших ненужными списочных структур.</text:span></text:p>
      <text:p text:style-name="P17"><text:span text:style-name="T12">При реализации иерархического списка, рассматриваемого нами, как абстрактный тип данных (АТД), на языке С++, поместим прототипы всех перечисленных выше базовых <text:s/>функций в отдельный файл <text:s/>с расширением .</text:span><text:span text:style-name="T13">h</text:span><text:span text:style-name="T12">. list head (const list s);</text:span></text:p>
      <text:p text:style-name="P26"><text:span text:style-name="T16">list</text:span><text:span text:style-name="T19"> tail </text:span><text:span text:style-name="T16">(const list s);</text:span></text:p>
      <text:p text:style-name="P26"><text:span text:style-name="T16"><text:tab/>list </text:span><text:span text:style-name="T19">cons</text:span><text:span text:style-name="T16"> (const list h, const list t);</text:span></text:p>
      <text:p text:style-name="P26"><text:span text:style-name="T16"><text:tab/>list </text:span><text:span text:style-name="T19">make_atom</text:span><text:span text:style-name="T16"> (const base x);</text:span></text:p>
      <text:p text:style-name="P26"><text:span text:style-name="T16"><text:tab/>bool </text:span><text:span text:style-name="T19">isAtom</text:span><text:span text:style-name="T16"> (const list s);</text:span></text:p>
      <text:p text:style-name="P26"><text:span text:style-name="T16"><text:tab/>bool </text:span><text:span text:style-name="T19">isNull</text:span><text:span text:style-name="T16"> (const list s);</text:span></text:p>
      <text:p text:style-name="P26"><text:span text:style-name="T16"><text:tab/></text:span><text:span text:style-name="T21">void </text:span><text:span text:style-name="T25">destroy</text:span><text:span text:style-name="T21"> (list s);</text:span></text:p>
      <text:p text:style-name="P17"><text:span text:style-name="T12">Файл реализации этих функций имеет расширение .</text:span><text:span text:style-name="T13">cpp</text:span><text:span text:style-name="T12">. </text:span></text:p>
      <text:p text:style-name="P26"><text:span text:style-name="T16">list </text:span><text:span text:style-name="T19">head</text:span><text:span text:style-name="T16"> (const list s)</text:span></text:p>
      <text:p text:style-name="P75"><text:tab/>{// PreCondition: not null (s)</text:p>
      <text:p text:style-name="P75"><text:tab/><text:tab/>if (s != NULL) </text:p>
      <text:p text:style-name="P75"><text:soft-page-break/><text:tab/><text:tab/><text:tab/>if (!isAtom(s))<text:tab/>return s-&gt;node.pair.hd;</text:p>
      <text:p text:style-name="P75"><text:tab/><text:tab/><text:tab/>else { cerr &lt;&lt; "Error: Head(atom) \n"; <text:tab/>exit(1); }</text:p>
      <text:p text:style-name="P75"><text:tab/><text:tab/>else { cerr &lt;&lt; "Error: Head(nil) \n";</text:p>
      <text:p text:style-name="P26"><text:span text:style-name="T16"><text:tab/><text:tab/><text:tab/></text:span><text:span text:style-name="T21">exit(1);</text:span></text:p>
      <text:p text:style-name="P76"><text:tab/><text:tab/>}</text:p>
      <text:p text:style-name="P76"><text:tab/>}</text:p>
      <text:p text:style-name="P17"><text:span text:style-name="T12">Если «голова» списка не атом, то функция </text:span><text:span text:style-name="T15">head</text:span><text:span text:style-name="T12"> возвращает список, на который указывает голова пары, т.е. подсписок, находящийся на следующем уровне иерархии. Если же «голова» списка － атом, то выводится сообщение об ошибке и функция прекращает работу.</text:span></text:p>
      <text:p text:style-name="P24"/>
      <text:p text:style-name="P26"><text:span text:style-name="T16">list </text:span><text:span text:style-name="T19">tail </text:span><text:span text:style-name="T16">(const list s)</text:span></text:p>
      <text:p text:style-name="P75">{// PreCondition: not null (s)</text:p>
      <text:p text:style-name="P75"><text:tab/><text:tab/>if (s != NULL) </text:p>
      <text:p text:style-name="P75"><text:tab/><text:tab/><text:tab/>if (!isAtom(s))<text:tab/>return s-&gt;node.pair.tl;</text:p>
      <text:p text:style-name="P75"><text:tab/><text:tab/><text:tab/>else { cerr &lt;&lt; "Error: Tail(atom) \n"; exit(1); }</text:p>
      <text:p text:style-name="P75"><text:tab/><text:tab/>else { cerr &lt;&lt; "Error: Tail(nil) \n";</text:p>
      <text:p text:style-name="P75"><text:tab/><text:tab/><text:tab/>exit(1);</text:p>
      <text:p text:style-name="P75"><text:tab/><text:tab/>}</text:p>
      <text:p text:style-name="P75"><text:tab/>}</text:p>
      <text:p text:style-name="P26"><text:span text:style-name="T16">bool </text:span><text:span text:style-name="T19">isAtom</text:span><text:span text:style-name="T16"> (const list s)</text:span></text:p>
      <text:p text:style-name="P75"><text:tab/>{<text:tab/>if(s == NULL) return false;</text:p>
      <text:p text:style-name="P75"><text:tab/>else return (s -&gt; tag);</text:p>
      <text:p text:style-name="P75"><text:tab/>}</text:p>
      <text:p text:style-name="P75">//.......................................</text:p>
      <text:p text:style-name="P26"><text:span text:style-name="T16"><text:tab/>bool </text:span><text:span text:style-name="T19">isNull </text:span><text:span text:style-name="T16">(const list s)</text:span></text:p>
      <text:p text:style-name="P75"><text:tab/>{ return s==NULL;</text:p>
      <text:p text:style-name="P75"><text:tab/>}</text:p>
      <text:p text:style-name="P17"><text:span text:style-name="T12">Предикат</text:span><text:span text:style-name="T13"> </text:span><text:span text:style-name="T14">isAtom</text:span><text:span text:style-name="T13"> </text:span><text:span text:style-name="T12">возвращает</text:span><text:span text:style-name="T13"> </text:span><text:span text:style-name="T12">значение</text:span><text:span text:style-name="T13"> tag, </text:span><text:span text:style-name="T12">которое</text:span><text:span text:style-name="T13"> </text:span><text:span text:style-name="T12">равно</text:span><text:span text:style-name="T13"> True, </text:span><text:span text:style-name="T12">если</text:span><text:span text:style-name="T13"> </text:span><text:span text:style-name="T12">элемент</text:span><text:span text:style-name="T13"> － </text:span><text:span text:style-name="T12">атом</text:span><text:span text:style-name="T13">, </text:span><text:span text:style-name="T12">и</text:span><text:span text:style-name="T13"> </text:span><text:span text:style-name="T12">значение</text:span><text:span text:style-name="T13"> False, </text:span><text:span text:style-name="T12">если</text:span><text:span text:style-name="T13"> － «</text:span><text:span text:style-name="T12">голова</text:span><text:span text:style-name="T13">-</text:span><text:span text:style-name="T12">хвост</text:span><text:span text:style-name="T13">». </text:span><text:span text:style-name="T12">В</text:span><text:span text:style-name="T13"> </text:span><text:span text:style-name="T12">случае</text:span><text:span text:style-name="T13"> </text:span><text:span text:style-name="T12">пустого</text:span><text:span text:style-name="T13"> </text:span><text:span text:style-name="T12">списка</text:span><text:span text:style-name="T13"> </text:span><text:span text:style-name="T12">значение</text:span><text:span text:style-name="T13"> </text:span><text:span text:style-name="T12">предиката</text:span><text:span text:style-name="T13"> False.</text:span></text:p>
      <text:p text:style-name="P25"/>
      <text:p text:style-name="P26"><text:span text:style-name="T16">list </text:span><text:span text:style-name="T19">cons</text:span><text:span text:style-name="T16"> (const list h, const list t)</text:span></text:p>
      <text:p text:style-name="P75"><text:tab/>// PreCondition: not isAtom (t)</text:p>
      <text:p text:style-name="P75"><text:tab/>{list p;</text:p>
      <text:p text:style-name="P75"><text:tab/>if (isAtom(t)) { cerr &lt;&lt; "Error: cons(*, atom) \n"; exit(1);}</text:p>
      <text:p text:style-name="P75"><text:tab/>else { p = new s_expr; </text:p>
      <text:p text:style-name="P75"><text:tab/><text:tab/> <text:s text:c="2"/>if ( p == NULL)<text:tab/>{cerr &lt;&lt; "Memory ...\n"; exit(1); } <text:tab/><text:tab/>else {</text:p>
      <text:p text:style-name="P75"><text:tab/><text:tab/><text:tab/>p-&gt;tag = false;</text:p>
      <text:p text:style-name="P75"><text:tab/><text:tab/><text:tab/>p-&gt;node.pair.hd = h;</text:p>
      <text:p text:style-name="P75"><text:tab/><text:tab/><text:tab/>p-&gt;node.pair.tl = t;</text:p>
      <text:p text:style-name="P26"><text:span text:style-name="T16"><text:tab/><text:tab/><text:tab/></text:span><text:span text:style-name="T21">return p;<text:tab/></text:span></text:p>
      <text:p text:style-name="P76"><text:soft-page-break/><text:tab/>} } }</text:p>
      <text:p text:style-name="P17"><text:span text:style-name="T12">Функция </text:span><text:span text:style-name="T15">Сons</text:span><text:span text:style-name="T12"> － конструктор. При создании нового </text:span><text:span text:style-name="T13">S</text:span><text:span text:style-name="T12">-выражения требуется выделение памяти. Если памяти нет, то p == NULL и это приводит к выводу соответствующего сообщения об ошибке. Если «хвост» <text:s text:c="2"/>－ не атом, то для его присоединения к «голове» требуется создать новый узел (элемент), головная ссылка которого будет ссылкой на «голову» этого «хвоста», а хвостовая часть элемента (</text:span><text:span text:style-name="T13">tag</text:span><text:span text:style-name="T12">.</text:span><text:span text:style-name="T13">hd</text:span><text:span text:style-name="T12">.</text:span><text:span text:style-name="T13">tl</text:span><text:span text:style-name="T12">) <text:s text:c="2"/>－ ссылкой на его «хвост»</text:span></text:p>
      <text:p text:style-name="P24"/>
      <text:p text:style-name="P26"><text:span text:style-name="T16">list </text:span><text:span text:style-name="T19">make_atom</text:span><text:span text:style-name="T16"> (const base x)</text:span></text:p>
      <text:p text:style-name="P75"><text:tab/>{<text:tab/>list s;</text:p>
      <text:p text:style-name="P75"><text:tab/><text:tab/>s = new s_expr;</text:p>
      <text:p text:style-name="P75"><text:tab/><text:tab/>s -&gt; tag = true;</text:p>
      <text:p text:style-name="P75"><text:tab/><text:tab/>s-&gt;node.atom = x;</text:p>
      <text:p text:style-name="P26"><text:span text:style-name="T16"><text:tab/><text:tab/></text:span><text:span text:style-name="T21">return s;</text:span></text:p>
      <text:p text:style-name="P76"><text:tab/>}</text:p>
      <text:p text:style-name="P17"><text:span text:style-name="T12">Создается узел типа (</text:span><text:span text:style-name="T13">tag</text:span><text:span text:style-name="T12">, </text:span><text:span text:style-name="T13">x</text:span><text:span text:style-name="T12">).</text:span></text:p>
      <text:p text:style-name="P24"/>
      <text:p text:style-name="P26"><text:span text:style-name="T16">void </text:span><text:span text:style-name="T19">destroy </text:span><text:span text:style-name="T16">(list s) </text:span></text:p>
      <text:p text:style-name="P75"><text:tab/>{</text:p>
      <text:p text:style-name="P75"><text:tab/><text:tab/>if ( s != NULL) {</text:p>
      <text:p text:style-name="P75"><text:tab/><text:tab/><text:tab/>if (!isAtom(s)) {</text:p>
      <text:p text:style-name="P75"><text:tab/><text:tab/><text:tab/><text:tab/>destroy ( head (s));</text:p>
      <text:p text:style-name="P75"><text:tab/><text:tab/><text:tab/><text:tab/>destroy ( tail(s));</text:p>
      <text:p text:style-name="P75"><text:tab/><text:tab/><text:tab/>}</text:p>
      <text:p text:style-name="P26"><text:span text:style-name="T16"><text:tab/><text:tab/></text:span><text:span text:style-name="T19">delete</text:span><text:span text:style-name="T16"> s;</text:span></text:p>
      <text:p text:style-name="P26"><text:span text:style-name="T16"><text:tab/><text:tab/></text:span><text:span text:style-name="T21">};</text:span></text:p>
      <text:p text:style-name="P76"><text:tab/>}</text:p>
      <text:p text:style-name="P17"><text:span text:style-name="T12">Функция </text:span><text:span text:style-name="T15">delete </text:span><text:span text:style-name="T12">удаляет текущий элемент списка.</text:span></text:p>
      <text:p text:style-name="P63">Вся работа с иерархическими списками осуществляется только с помощью описанных выше базовых функций.</text:p>
      <text:p text:style-name="P63">Над иерархическими списками могут выполняться, например, следующие операции: </text:p>
      <text:list xml:id="list152357915893476" text:continue-numbering="true" text:style-name="WWNum2">
        <text:list-item>
          <text:p text:style-name="P64">добавление нового элемента (списка или атома),</text:p>
        </text:list-item>
        <text:list-item>
          <text:p text:style-name="P64">удаление всех вхождений заданного элемента (атома),</text:p>
        </text:list-item>
        <text:list-item>
          <text:p text:style-name="P64">проверка иерархического списка на наличие в нем заданного элемента (атома),</text:p>
        </text:list-item>
        <text:list-item>
          <text:p text:style-name="P64">замена всех вхождений одного элемента на другой,</text:p>
        </text:list-item>
        <text:list-item>
          <text:p text:style-name="P64"><text:soft-page-break/>подсчет числа атомов в списке или числа одинаковых атомов,</text:p>
        </text:list-item>
        <text:list-item>
          <text:p text:style-name="P64">проверка идентичности 2-х иерархических списков,</text:p>
        </text:list-item>
        <text:list-item>
          <text:p text:style-name="P64">обращение списка </text:p>
        </text:list-item>
        <text:list-item>
          <text:p text:style-name="P64">вычисление глубины (числа уровней вложения)</text:p>
        </text:list-item>
      </text:list>
      <text:p text:style-name="P17"><text:span text:style-name="T12">Следует помнить, что функция </text:span><text:span text:style-name="T13">Cons</text:span><text:span text:style-name="T12"> не формирует копий исходных </text:span><text:span text:style-name="T13">S</text:span><text:span text:style-name="T12">-выражений, т.о. программист должен сам заботиться о копировании списочных структур, избегая побочного эффекта от включения одних списков в другие в качестве фрагментов. Т.о. в дополнение к базовым функциям в состав модуля реализации иерархического списка необходимо включить функцию копирования списка </text:span><text:span text:style-name="T13">Copy</text:span><text:span text:style-name="T12">_</text:span><text:span text:style-name="T13">List</text:span><text:span text:style-name="T12">.</text:span></text:p>
      <text:p text:style-name="P32"><text:span text:style-name="T16">list </text:span><text:span text:style-name="T19">copy_list</text:span><text:span text:style-name="T16"> (const list x)</text:span></text:p>
      <text:p text:style-name="P33">{<text:tab/>if <text:s/>(isNull(x)) return NULL;</text:p>
      <text:p text:style-name="P33"><text:tab/>else if (isAtom(x)) </text:p>
      <text:p text:style-name="P33"><text:tab/><text:tab/><text:tab/><text:tab/>return make_atom (x-&gt;node.atom);</text:p>
      <text:p text:style-name="P33"><text:tab/>else return <text:tab/>cons (copy_list (head (x)), </text:p>
      <text:p text:style-name="P33"><text:tab/><text:tab/><text:tab/><text:tab/><text:tab/>copy_list (tail(x)));</text:p>
      <text:p text:style-name="P33">} //end copy-list</text:p>
      <text:p text:style-name="P18"><text:span text:style-name="T12">Эта функция, однако, <text:s/>использует уже описанные выше базовые функции </text:span><text:span text:style-name="T14">Cons</text:span><text:span text:style-name="T15">, </text:span><text:span text:style-name="T14">H</text:span><text:span text:style-name="T15">ead, </text:span><text:span text:style-name="T14">T</text:span><text:span text:style-name="T15">ail, </text:span><text:span text:style-name="T14">M</text:span><text:span text:style-name="T15">ake_</text:span><text:span text:style-name="T14">A</text:span><text:span text:style-name="T15">tom</text:span><text:span text:style-name="T12">, а также предикаты </text:span><text:span text:style-name="T14">I</text:span><text:span text:style-name="T15">sNull</text:span><text:span text:style-name="T12"> и</text:span><text:span text:style-name="T15"> </text:span><text:span text:style-name="T14">Is</text:span><text:span text:style-name="T15">Atom</text:span><text:span text:style-name="T12">.</text:span></text:p>
      <text:p text:style-name="P63">Кроме того, какую бы задачу мы ни решали, нам потребуются процедуры ввода/вывода иерархического списка. Эти процедуры должны быть написаны применительно к конкретной форме представления списков. Поскольку иерархические списки чаще всего представляются сокращенной скобочной записью, то можно предложить следующую процедуру вывода иерархического списка:</text:p>
      <text:p text:style-name="P32"><text:span text:style-name="T16">// </text:span><text:span text:style-name="T21">функции</text:span><text:span text:style-name="T16"> </text:span><text:span text:style-name="T21">вывода</text:span><text:span text:style-name="T16">:</text:span></text:p>
      <text:p text:style-name="P32"><text:span text:style-name="T16"><text:tab/>void write_list (const list x);<text:tab/>// </text:span><text:span text:style-name="T21">основная</text:span></text:p>
      <text:p text:style-name="P33"><text:tab/>void write_seq (const list x); <text:s/></text:p>
      <text:p text:style-name="P33">void write_list (const list x)</text:p>
      <text:p text:style-name="P32"><text:span text:style-name="T16"><text:tab/></text:span><text:span text:style-name="T21">{//пустой список выводится как () </text:span></text:p>
      <text:p text:style-name="P34"><text:tab/>if (isNull(x)) cout &lt;&lt; " ()";</text:p>
      <text:p text:style-name="P32"><text:span text:style-name="T21"><text:tab/></text:span><text:span text:style-name="T16">else if (isAtom(x)) cout &lt;&lt; ' ' &lt;&lt; x-&gt;node.atom;</text:span></text:p>
      <text:p text:style-name="P32"><text:span text:style-name="T16"><text:tab/><text:tab/>else <text:s/>{ //</text:span><text:span text:style-name="T21">непустой</text:span><text:span text:style-name="T16"> </text:span><text:span text:style-name="T21">список</text:span></text:p>
      <text:p text:style-name="P33"><text:tab/><text:tab/><text:tab/>cout &lt;&lt; " (" ;</text:p>
      <text:p text:style-name="P33"><text:tab/><text:tab/><text:tab/>write_seq(x);</text:p>
      <text:p text:style-name="P33"><text:tab/><text:tab/><text:tab/>cout &lt;&lt; " )";</text:p>
      <text:p text:style-name="P33"><text:tab/><text:tab/>}</text:p>
      <text:p text:style-name="P33"><text:soft-page-break/><text:tab/>} // end write_list</text:p>
      <text:p text:style-name="P33"/>
      <text:p text:style-name="P33">void write_seq (const list x) <text:s/></text:p>
      <text:p text:style-name="P34">{</text:p>
      <text:p text:style-name="P79">/*выводит последовательность элементов списка без обрамляющих его скобок */</text:p>
      <text:p text:style-name="P32"><text:span text:style-name="T21"><text:tab/></text:span><text:span text:style-name="T16">if (!isNull(x)) {</text:span></text:p>
      <text:p text:style-name="P33"><text:tab/><text:tab/>write_list(head (x)); </text:p>
      <text:p text:style-name="P32"><text:span text:style-name="T16"><text:tab/><text:tab/></text:span><text:span text:style-name="T21">write_seq(tail (x));</text:span></text:p>
      <text:p text:style-name="P34"><text:tab/>}</text:p>
      <text:p text:style-name="P34">}</text:p>
      <text:p text:style-name="P63">Здесь процедура вывода списка с обрамляющими его скобками <text:s text:c="2"/>－ write_list, <text:s/>а без обрамляющих скобок <text:s text:c="2"/>－ write_seq. Процедура write_list использует внутри себя вызов процедуры write_seq.</text:p>
      <text:p text:style-name="P63">Для ввода иерархического списка, представленного <text:s/>сокращенной скобочной записью, при условии ввода этой записи с клавиатуры можно предложить процедуру read_list. Эта процедура использует внутри себя обращение к <text:s/>процедуре read_s_expr, а она, в свою очередь, обращение к read_seq.</text:p>
      <text:p text:style-name="P32"><text:span text:style-name="T16">// </text:span><text:span text:style-name="T21">функции</text:span><text:span text:style-name="T16"> </text:span><text:span text:style-name="T21">ввода</text:span><text:span text:style-name="T16">:</text:span></text:p>
      <text:p text:style-name="P32"><text:span text:style-name="T16"><text:tab/>void read_list ( list&amp; y);<text:tab/><text:tab/>// </text:span><text:span text:style-name="T21">основная</text:span></text:p>
      <text:p text:style-name="P33"><text:tab/>void read_s_expr (base prev, list&amp; y); </text:p>
      <text:p text:style-name="P33"><text:tab/>void read_seq ( list&amp; y); </text:p>
      <text:p text:style-name="P33"/>
      <text:p text:style-name="P32"><text:span text:style-name="T16">// </text:span><text:span text:style-name="T21">ввод</text:span><text:span text:style-name="T16"> </text:span><text:span text:style-name="T21">списка</text:span><text:span text:style-name="T16"> </text:span><text:span text:style-name="T21">с</text:span><text:span text:style-name="T16"> </text:span><text:span text:style-name="T21">консоли</text:span></text:p>
      <text:p text:style-name="P33"><text:tab/>void read_list ( list&amp; y)</text:p>
      <text:p text:style-name="P33"><text:tab/>{<text:tab/>base x;</text:p>
      <text:p text:style-name="P33"><text:tab/><text:tab/>do cin &gt;&gt; x; while (x==' ');</text:p>
      <text:p text:style-name="P33"><text:tab/><text:tab/>read_s_expr ( x, y);</text:p>
      <text:p text:style-name="P33"><text:tab/>} //end read_list</text:p>
      <text:p text:style-name="P33"/>
      <text:p text:style-name="P33">void read_s_expr (base prev, list&amp; y)</text:p>
      <text:p text:style-name="P34">{ //prev <text:s text:c="2"/>－ ранее прочитанный символ</text:p>
      <text:p text:style-name="P32"><text:span text:style-name="T21"><text:tab/>if ( prev == ')' ) {cerr &lt;&lt; " ! </text:span><text:span text:style-name="T16">List.Error 1 " &lt;&lt; endl; exit(1); } </text:span></text:p>
      <text:p text:style-name="P33"><text:tab/>else if ( prev != '(' ) y = make_atom (prev);</text:p>
      <text:p text:style-name="P33"><text:tab/><text:tab/>else read_seq (y);</text:p>
      <text:p text:style-name="P33">} //end read_s_expr</text:p>
      <text:p text:style-name="P33"/>
      <text:p text:style-name="P33">void read_seq ( list&amp; y) </text:p>
      <text:p text:style-name="P33"><text:tab/>{<text:tab/>base x; </text:p>
      <text:p text:style-name="P33"><text:tab/><text:tab/>list p1, p2;</text:p>
      <text:p text:style-name="P33"><text:soft-page-break/><text:tab/><text:tab/>if (!(cin &gt;&gt; x)) {cerr &lt;&lt; " ! List.Error 2 " &lt;&lt; endl; exit(1);}</text:p>
      <text:p text:style-name="P33"><text:tab/><text:tab/>else {</text:p>
      <text:p text:style-name="P33"><text:tab/><text:tab/><text:tab/>while <text:s/>( x==' ' ) cin &gt;&gt; x;</text:p>
      <text:p text:style-name="P33"><text:tab/><text:tab/><text:tab/>if ( x == ')' ) y = NULL;</text:p>
      <text:p text:style-name="P33"><text:tab/><text:tab/><text:tab/>else {<text:tab/>read_s_expr ( x, p1);</text:p>
      <text:p text:style-name="P33"><text:tab/><text:tab/><text:tab/><text:tab/>read_seq ( p2);</text:p>
      <text:p text:style-name="P33"><text:tab/><text:tab/><text:tab/><text:tab/>y = cons (p1, p2);</text:p>
      <text:p text:style-name="P32"><text:span text:style-name="T16"><text:tab/><text:tab/><text:tab/></text:span><text:span text:style-name="T21">} </text:span></text:p>
      <text:p text:style-name="P34"><text:tab/><text:tab/>}</text:p>
      <text:p text:style-name="P34"><text:tab/>} //end read_seq</text:p>
      <text:p text:style-name="P34"/>
      <text:p text:style-name="P63">Язык С++ поддерживает парадигмы процедурного, модульного и объектно-ориентированного программирования. Используя модульное программирование, получим проект, содержащий 3 файла:</text:p>
      <text:list xml:id="list152358457637172" text:continue-numbering="true" text:style-name="WWNum2">
        <text:list-item>
          <text:p text:style-name="P66"><text:span text:style-name="T12">Заголовочный файл “</text:span><text:span text:style-name="T13">l</text:span><text:span text:style-name="T12">_</text:span><text:span text:style-name="T13">intrfc</text:span><text:span text:style-name="T12">.h”</text:span></text:p>
        </text:list-item>
        <text:list-item>
          <text:p text:style-name="P66"><text:span text:style-name="T12">Файл реализации “</text:span><text:span text:style-name="T13">l</text:span><text:span text:style-name="T12">_</text:span><text:span text:style-name="T13">intrfc</text:span><text:span text:style-name="T12">.cpp”</text:span></text:p>
        </text:list-item>
        <text:list-item>
          <text:p text:style-name="P66"><text:span text:style-name="T12">Файл с клиентской программой “</text:span><text:span text:style-name="T13">main</text:span><text:span text:style-name="T12">.cpp”, которая использует структуры данных и функции, объявленные в интерфейсе (“</text:span><text:bookmark-start text:name="__DdeLink__4420_770561081"/><text:span text:style-name="T12">l_intrfc.h</text:span><text:bookmark-end text:name="__DdeLink__4420_770561081"/><text:span text:style-name="T12">”)</text:span></text:p>
        </text:list-item>
      </text:list>
      <text:p text:style-name="P15"/>
      <text:p text:style-name="P16">Спецификация программы.</text:p>
      <text:p text:style-name="P14"><text:span text:style-name="T5">Назначение программы</text:span><text:span text:style-name="T2">. </text:span></text:p>
      <text:p text:style-name="P60">Программа предназначена для определения, есть ли в иерархическом списке определённый элемент.</text:p>
      <text:p text:style-name="P14"><text:span text:style-name="T5">Описание программы</text:span><text:span text:style-name="T2">. </text:span></text:p>
      <text:p text:style-name="P60">Программа написана на языке С++ . Входными данными для программы <text:s/>является иерархический список вводимый пользователем с клавиатуры и символ, который будем искать в данном спике. Выходными данными является информация, есть ли данный элемент в списке или нет. </text:p>
      <text:p text:style-name="P14"><text:span text:style-name="T5">Реализация</text:span><text:span text:style-name="T2">. </text:span></text:p>
      <text:p text:style-name="P5"><text:span text:style-name="T2">Функции</text:span><text:span text:style-name="T3">:</text:span></text:p>
      <text:p text:style-name="P5"><text:span text:style-name="T30"><text:tab/></text:span><text:span text:style-name="pl-k"><text:span text:style-name="T33">bool</text:span></text:span><text:span text:style-name="T34"> </text:span><text:span text:style-name="pl-en"><text:span text:style-name="T36">found</text:span></text:span><text:span text:style-name="T34">(</text:span><text:span text:style-name="pl-k"><text:span text:style-name="T33">const</text:span></text:span><text:span text:style-name="T34"> base &amp;</text:span><text:bookmark text:name="_GoBack"/><text:span text:style-name="T34">x, </text:span><text:span text:style-name="pl-k"><text:span text:style-name="T33">const</text:span></text:span><text:span text:style-name="T34"> lisp l). </text:span><text:span text:style-name="T35">Функция принимает на вход элемент, который нужно проверить и введенный пользователем список. Возвращает </text:span><text:span text:style-name="T34">true, </text:span><text:span text:style-name="T35">если он присутствует, </text:span><text:span text:style-name="T34">false</text:span><text:span text:style-name="T35">, если не присутствует.</text:span></text:p>
      <text:p text:style-name="P43">Тестирование.</text:p>
      <text:p text:style-name="P60"><text:soft-page-break/>Список:</text:p>
      <text:p text:style-name="P61">(k i r( e l)m(o l))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2">Искомый элемент</text:p>
          </table:table-cell>
          <table:table-cell table:style-name="Таблица3.A1" office:value-type="string">
            <text:p text:style-name="P42">Результат</text:p>
          </table:table-cell>
        </table:table-row>
        <table:table-row table:style-name="Таблица3.2">
          <table:table-cell table:style-name="Таблица3.A1" office:value-type="string">
            <text:p text:style-name="P51">k</text:p>
          </table:table-cell>
          <table:table-cell table:style-name="Таблица3.A1" office:value-type="string">
            <text:p text:style-name="P4"><text:span text:style-name="T3">k </text:span><text:span text:style-name="T37">is existing</text:span></text:p>
          </table:table-cell>
        </table:table-row>
        <table:table-row table:style-name="Таблица3.3">
          <table:table-cell table:style-name="Таблица3.A1" office:value-type="string">
            <text:p text:style-name="P47">i</text:p>
          </table:table-cell>
          <table:table-cell table:style-name="Таблица3.A1" office:value-type="string">
            <text:p text:style-name="P4"><text:span text:style-name="T3">i </text:span><text:span text:style-name="T37">is existing</text:span></text:p>
          </table:table-cell>
        </table:table-row>
        <table:table-row table:style-name="Таблица3.4">
          <table:table-cell table:style-name="Таблица3.A1" office:value-type="string">
            <text:p text:style-name="P47">o</text:p>
          </table:table-cell>
          <table:table-cell table:style-name="Таблица3.A1" office:value-type="string">
            <text:p text:style-name="P52">O is existing</text:p>
          </table:table-cell>
        </table:table-row>
        <table:table-row table:style-name="Таблица3.5">
          <table:table-cell table:style-name="Таблица3.A1" office:value-type="string">
            <text:p text:style-name="P47">U</text:p>
          </table:table-cell>
          <table:table-cell table:style-name="Таблица3.A1" office:value-type="string">
            <text:p text:style-name="P52">U is not existing</text:p>
          </table:table-cell>
        </table:table-row>
      </table:table>
      <text:p text:style-name="P16"/>
      <text:p text:style-name="P16"/>
      <text:p text:style-name="P16">Выводы.</text:p>
      <text:p text:style-name="P57"><text:bookmark text:name="_69f0dwpc7tyf"/><text:bookmark text:name="_yu53w69mcq8w"/>В ходе выполнения лабораторной работы по рекурсивной обработке рекурсивных списков мы познакомились с одной из часто используемых на практике нелинейных конструкций, способами её организации и рекурсивной обработки, получили навыки решения задач обработки иерархических списков, с использованием базовых функций их рекурсивной обработки.</text:p>
      <text:p text:style-name="P57">Реализовать решение задачи нерекурсивно не получилось ввиду того, что сам по себе нерекурсивный обход иерархического списка во много раз труднее реализуем, нежели его рекурсивный аналог.</text:p>
      <text:p text:style-name="P80"><text:bookmark text:name="_9fo5aet8n5j"/>Приложение А. Исходный код.</text:p>
      <text:p text:style-name="P1"><text:span text:style-name="T4">l</text:span><text:span text:style-name="T6">_</text:span><text:span text:style-name="T4">intrfc</text:span><text:span text:style-name="T6">.</text:span><text:span text:style-name="T4">h</text:span></text:p>
      <text:p text:style-name="P37">namespace h_list</text:p>
      <text:p text:style-name="P37">{</text:p>
      <text:p text:style-name="P37"><text:tab/>typedef char base;<text:tab/>// базовый тип элементов (атомов)</text:p>
      <text:p text:style-name="P37"/>
      <text:p text:style-name="HTML_20_Preformatted"><text:span text:style-name="T7"><text:tab/></text:span><text:span text:style-name="T8">struct s_expr;</text:span></text:p>
      <text:p text:style-name="P38"><text:tab/>struct <text:s/>two_ptr</text:p>
      <text:p text:style-name="P38"><text:tab/><text:tab/>{</text:p>
      <text:p text:style-name="P38"><text:tab/><text:tab/>s_expr *hd;</text:p>
      <text:p text:style-name="P38"><text:tab/><text:tab/>s_expr *tl;</text:p>
      <text:p text:style-name="P38"><text:tab/>} ;<text:tab/>//end two_ptr;</text:p>
      <text:p text:style-name="P38"/>
      <text:p text:style-name="P38"><text:tab/>struct s_expr {</text:p>
      <text:p text:style-name="P38"><text:tab/><text:tab/>bool tag; // true: atom, false: pair</text:p>
      <text:p text:style-name="P38"><text:tab/><text:tab/>union <text:s/></text:p>
      <text:p text:style-name="P38"><text:tab/><text:tab/><text:tab/>{</text:p>
      <text:p text:style-name="P38"><text:tab/><text:tab/><text:tab/>base atom;</text:p>
      <text:p text:style-name="P38"><text:tab/><text:tab/><text:tab/>two_ptr pair;<text:tab/></text:p>
      <text:p text:style-name="P38"><text:tab/><text:tab/>} node;<text:tab/><text:tab/>//end union node</text:p>
      <text:p text:style-name="P38"><text:tab/>};<text:tab/><text:tab/><text:tab/>//end s_expr </text:p>
      <text:p text:style-name="P38"><text:tab/></text:p>
      <text:p text:style-name="P38"><text:tab/>typedef s_expr *lisp;</text:p>
      <text:p text:style-name="P38"/>
      <text:p text:style-name="HTML_20_Preformatted"><text:span text:style-name="T8">// </text:span><text:span text:style-name="T7">функции</text:span><text:span text:style-name="T8"> </text:span></text:p>
      <text:p text:style-name="P38"><text:tab/>void print_s_expr( lisp s );</text:p>
      <text:p text:style-name="HTML_20_Preformatted"><text:span text:style-name="T8"><text:tab/>// </text:span><text:span text:style-name="T7">базовые</text:span><text:span text:style-name="T8"> </text:span><text:span text:style-name="T7">функции</text:span><text:span text:style-name="T8">:</text:span></text:p>
      <text:p text:style-name="P38"><text:tab/>lisp head (const lisp s);</text:p>
      <text:p text:style-name="P38"><text:tab/>lisp tail (const lisp s);</text:p>
      <text:p text:style-name="P38"><text:tab/>lisp cons (const lisp h, const lisp t);</text:p>
      <text:p text:style-name="P38"><text:tab/>lisp make_atom (const base x);</text:p>
      <text:p text:style-name="P38"><text:tab/>bool isAtom (const lisp s);</text:p>
      <text:p text:style-name="P38"><text:tab/>bool isNull (const lisp s);</text:p>
      <text:p text:style-name="P38"><text:tab/>void destroy (lisp s);</text:p>
      <text:p text:style-name="P38"><text:tab/>base getAtom (const lisp s);</text:p>
      <text:p text:style-name="P38"/>
      <text:p text:style-name="HTML_20_Preformatted"><text:span text:style-name="T8"><text:tab/>// </text:span><text:span text:style-name="T7">функции</text:span><text:span text:style-name="T8"> </text:span><text:span text:style-name="T7">ввода</text:span><text:span text:style-name="T8">:</text:span></text:p>
      <text:p text:style-name="HTML_20_Preformatted"><text:span text:style-name="T8"><text:tab/>void read_lisp (lisp&amp; y);<text:tab/><text:tab/><text:tab/>// </text:span><text:span text:style-name="T7">основная</text:span></text:p>
      <text:p text:style-name="P38"><text:tab/>void read_s_expr (base prev, lisp&amp; y); </text:p>
      <text:p text:style-name="P38"><text:tab/>void read_seq ( lisp&amp; y); </text:p>
      <text:p text:style-name="P38"><text:tab/></text:p>
      <text:p text:style-name="HTML_20_Preformatted"><text:span text:style-name="T8"><text:tab/>// </text:span><text:span text:style-name="T7">функции</text:span><text:span text:style-name="T8"> </text:span><text:span text:style-name="T7">вывода</text:span><text:span text:style-name="T8">:</text:span></text:p>
      <text:p text:style-name="HTML_20_Preformatted"><text:span text:style-name="T8"><text:tab/>void write_lisp (const lisp x);<text:tab/><text:tab/>// </text:span><text:span text:style-name="T7">основная</text:span></text:p>
      <text:p text:style-name="P38"><text:tab/>void write_seq (const lisp x); <text:s/></text:p>
      <text:p text:style-name="P38"><text:tab/></text:p>
      <text:p text:style-name="P38"><text:tab/>lisp copy_lisp (const lisp x);</text:p>
      <text:p text:style-name="P38"/>
      <text:p text:style-name="P37">}</text:p>
      <text:p text:style-name="P10"/>
      <text:p text:style-name="P48">l_intrfc.cpp</text:p>
      <text:p text:style-name="P38">#include "l_intrfc.h"</text:p>
      <text:p text:style-name="P38">#include &lt;iostream&gt;</text:p>
      <text:p text:style-name="P38">#include &lt;fstream&gt;</text:p>
      <text:p text:style-name="P38">#include &lt;cstdlib&gt;</text:p>
      <text:p text:style-name="P38"/>
      <text:p text:style-name="P38">//std::ifstream fin("input.txt");</text:p>
      <text:p text:style-name="P38"/>
      <text:p text:style-name="P38">using namespace std;</text:p>
      <text:p text:style-name="P38">namespace h_list</text:p>
      <text:p text:style-name="P38">{</text:p>
      <text:p text:style-name="P38"/>
      <text:p text:style-name="P38"><text:soft-page-break/>//....................................</text:p>
      <text:p text:style-name="P38"><text:tab/>lisp head (const lisp s)</text:p>
      <text:p text:style-name="P38"><text:tab/>{// PreCondition: not null (s)</text:p>
      <text:p text:style-name="P38"><text:tab/><text:tab/>if (s != NULL) if (!isAtom(s))<text:tab/>return s-&gt;node.pair.hd;</text:p>
      <text:p text:style-name="P38"><text:tab/><text:tab/><text:tab/>else { cerr &lt;&lt; "Error: Head(atom) \n"; exit(1); }</text:p>
      <text:p text:style-name="P38"><text:tab/><text:tab/>else { cerr &lt;&lt; "Error: Head(nil) \n";</text:p>
      <text:p text:style-name="P38"><text:tab/><text:tab/><text:tab/>exit(1);</text:p>
      <text:p text:style-name="P38"><text:tab/><text:tab/>}</text:p>
      <text:p text:style-name="P38"><text:tab/>}</text:p>
      <text:p text:style-name="P38">//.......................................</text:p>
      <text:p text:style-name="P38"><text:tab/>bool isAtom (const lisp s)</text:p>
      <text:p text:style-name="P38"><text:tab/>{<text:tab/>if(s == NULL) return false;</text:p>
      <text:p text:style-name="P38"><text:tab/>else return (s -&gt; tag);</text:p>
      <text:p text:style-name="P38"><text:tab/>}</text:p>
      <text:p text:style-name="P38">//.......................................</text:p>
      <text:p text:style-name="P38"><text:tab/>bool isNull (const lisp s)</text:p>
      <text:p text:style-name="P38"><text:tab/>{ return s==NULL;</text:p>
      <text:p text:style-name="P38"><text:tab/>}</text:p>
      <text:p text:style-name="P38">//.......................................</text:p>
      <text:p text:style-name="P38"><text:tab/>lisp tail (const lisp s)</text:p>
      <text:p text:style-name="P38">{// PreCondition: not null (s)</text:p>
      <text:p text:style-name="P38"><text:tab/><text:tab/>if (s != NULL) if (!isAtom(s))<text:tab/>return s-&gt;node.pair.tl;</text:p>
      <text:p text:style-name="P38"><text:tab/><text:tab/><text:tab/>else { cerr &lt;&lt; "Error: Tail(atom) \n"; exit(1); }</text:p>
      <text:p text:style-name="P38"><text:tab/><text:tab/>else { cerr &lt;&lt; "Error: Tail(nil) \n";</text:p>
      <text:p text:style-name="P38"><text:tab/><text:tab/><text:tab/>exit(1);</text:p>
      <text:p text:style-name="P38"><text:tab/><text:tab/>}</text:p>
      <text:p text:style-name="P38"><text:tab/>}</text:p>
      <text:p text:style-name="P38">//.......................................</text:p>
      <text:p text:style-name="P38"><text:tab/>lisp cons (const lisp h, const lisp t)</text:p>
      <text:p text:style-name="P38"><text:tab/>// PreCondition: not isAtom (t)</text:p>
      <text:p text:style-name="P38"><text:tab/>{lisp p;</text:p>
      <text:p text:style-name="P38"><text:tab/>if (isAtom(t)) { cerr &lt;&lt; "Error: Cons(*, atom)\n"; exit(1);}</text:p>
      <text:p text:style-name="P38"><text:tab/>else {<text:tab/></text:p>
      <text:p text:style-name="P38"><text:tab/><text:tab/>p = new s_expr; </text:p>
      <text:p text:style-name="P38"><text:tab/><text:tab/>if ( p == NULL)<text:tab/>{cerr &lt;&lt; "Memory not enough\n"; exit(1); } <text:tab/></text:p>
      <text:p text:style-name="P38"><text:tab/><text:tab/>else {</text:p>
      <text:p text:style-name="P38"><text:tab/><text:tab/><text:tab/>p-&gt;tag = false;</text:p>
      <text:p text:style-name="P38"><text:tab/><text:tab/><text:tab/>p-&gt;node.pair.hd = h;</text:p>
      <text:p text:style-name="P38"><text:tab/><text:tab/><text:tab/>p-&gt;node.pair.tl = t;</text:p>
      <text:p text:style-name="P38"><text:tab/><text:tab/><text:tab/>return p;<text:tab/></text:p>
      <text:p text:style-name="P38"><text:tab/><text:tab/>}</text:p>
      <text:p text:style-name="P38"><text:tab/>}</text:p>
      <text:p text:style-name="P38"><text:tab/>}</text:p>
      <text:p text:style-name="P38">//...........................</text:p>
      <text:p text:style-name="P38"><text:tab/>lisp make_atom (const base x)</text:p>
      <text:p text:style-name="P38"><text:tab/>{<text:tab/>lisp s;</text:p>
      <text:p text:style-name="P38"><text:tab/><text:tab/>s = new s_expr;</text:p>
      <text:p text:style-name="P38"><text:tab/><text:tab/>s -&gt; tag = true;</text:p>
      <text:p text:style-name="P38"><text:tab/><text:tab/>s-&gt;node.atom = x;</text:p>
      <text:p text:style-name="P38"><text:tab/><text:tab/>return s;</text:p>
      <text:p text:style-name="P38"><text:tab/>}</text:p>
      <text:p text:style-name="P38"/>
      <text:p text:style-name="P38">//...........................</text:p>
      <text:p text:style-name="P38"><text:tab/>void destroy (lisp s) </text:p>
      <text:p text:style-name="P38"><text:tab/>{</text:p>
      <text:p text:style-name="P38"><text:tab/>if ( s != NULL) {</text:p>
      <text:p text:style-name="P38"><text:tab/><text:tab/>if (!isAtom(s)) {</text:p>
      <text:p text:style-name="P38"><text:tab/><text:tab/><text:tab/>destroy ( head (s));</text:p>
      <text:p text:style-name="P38"><text:tab/><text:tab/><text:tab/>destroy ( tail(s));</text:p>
      <text:p text:style-name="P38"><text:tab/><text:tab/>}</text:p>
      <text:p text:style-name="P38"><text:tab/><text:tab/>delete s;</text:p>
      <text:p text:style-name="P38"><text:tab/><text:tab/>// s = NULL;</text:p>
      <text:p text:style-name="P38"><text:tab/>};</text:p>
      <text:p text:style-name="P38"><text:soft-page-break/><text:tab/>}</text:p>
      <text:p text:style-name="P38">//...........................</text:p>
      <text:p text:style-name="P38"><text:tab/>base getAtom (const lisp s)</text:p>
      <text:p text:style-name="P38"><text:tab/>{</text:p>
      <text:p text:style-name="P38"><text:tab/><text:tab/>if (!isAtom(s)) { cerr &lt;&lt; "Error: getAtom(s) for !isAtom(s) \n"; exit(1);}</text:p>
      <text:p text:style-name="P38"><text:tab/><text:tab/>else return (s-&gt;node.atom);</text:p>
      <text:p text:style-name="P38"><text:tab/>}</text:p>
      <text:p text:style-name="P38"/>
      <text:p text:style-name="P38"><text:tab/></text:p>
      <text:p text:style-name="P38">//...........................</text:p>
      <text:p text:style-name="HTML_20_Preformatted"><text:span text:style-name="T8">// </text:span><text:span text:style-name="T7">ввод</text:span><text:span text:style-name="T8"> </text:span><text:span text:style-name="T7">списка</text:span><text:span text:style-name="T8"> </text:span><text:span text:style-name="T7">с</text:span><text:span text:style-name="T8"> </text:span><text:span text:style-name="T7">консоли</text:span></text:p>
      <text:p text:style-name="P38"><text:tab/>void read_lisp (lisp&amp; y)</text:p>
      <text:p text:style-name="P38"><text:tab/>{<text:tab/>base x;</text:p>
      <text:p text:style-name="P38"><text:tab/><text:tab/>do cin &gt;&gt; x; while (x==' ');</text:p>
      <text:p text:style-name="P38"><text:tab/><text:tab/>read_s_expr ( x, y);</text:p>
      <text:p text:style-name="P38"><text:tab/>} //end read_lisp</text:p>
      <text:p text:style-name="P38">//...........................</text:p>
      <text:p text:style-name="P38"><text:tab/>void read_s_expr (base prev, lisp&amp; y)</text:p>
      <text:p text:style-name="HTML_20_Preformatted"><text:span text:style-name="T8"><text:tab/></text:span><text:span text:style-name="T7">{ //prev <text:s text:c="2"/></text:span><text:span text:style-name="T9">－</text:span><text:span text:style-name="T7"> ранее прочитанный символ}</text:span></text:p>
      <text:p text:style-name="HTML_20_Preformatted"><text:span text:style-name="T7"><text:tab/><text:tab/></text:span><text:span text:style-name="T8">if ( prev == ')' ) {cerr &lt;&lt; " ! List.Error 1 " &lt;&lt; endl; exit(1); } </text:span></text:p>
      <text:p text:style-name="P38"><text:tab/><text:tab/>else if ( prev != '(' ) y = make_atom (prev);</text:p>
      <text:p text:style-name="P38"><text:tab/><text:tab/><text:tab/> else read_seq (y);</text:p>
      <text:p text:style-name="P38"><text:tab/>} //end read_s_expr</text:p>
      <text:p text:style-name="P38">//...........................</text:p>
      <text:p text:style-name="P38"><text:tab/>void read_seq ( lisp&amp; y) </text:p>
      <text:p text:style-name="P38"><text:tab/>{<text:tab/>base x; </text:p>
      <text:p text:style-name="P38"><text:tab/><text:tab/>lisp p1, p2;</text:p>
      <text:p text:style-name="P38"/>
      <text:p text:style-name="P38"><text:tab/><text:tab/>if (!(cin &gt;&gt; x)) {cerr &lt;&lt; " ! List.Error 2 " &lt;&lt; endl; exit(1);}</text:p>
      <text:p text:style-name="P38"><text:tab/><text:tab/>else {</text:p>
      <text:p text:style-name="P38"><text:tab/><text:tab/><text:tab/>while <text:s/>( x==' ' ) cin &gt;&gt; x;</text:p>
      <text:p text:style-name="P38"><text:tab/><text:tab/><text:tab/>if ( x == ')' ) y = NULL;</text:p>
      <text:p text:style-name="P38"><text:tab/><text:tab/><text:tab/>else {</text:p>
      <text:p text:style-name="P38"><text:tab/><text:tab/><text:tab/><text:tab/>read_s_expr ( x, p1);</text:p>
      <text:p text:style-name="P38"><text:tab/><text:tab/><text:tab/><text:tab/>read_seq ( p2);</text:p>
      <text:p text:style-name="P38"><text:tab/><text:tab/><text:tab/><text:tab/>y = cons (p1, p2);</text:p>
      <text:p text:style-name="HTML_20_Preformatted"><text:span text:style-name="T8"><text:tab/><text:tab/><text:tab/></text:span><text:span text:style-name="T7">} </text:span></text:p>
      <text:p text:style-name="P37"><text:tab/><text:tab/>}</text:p>
      <text:p text:style-name="P37"><text:tab/>} //end read_seq</text:p>
      <text:p text:style-name="P37">//...........................</text:p>
      <text:p text:style-name="HTML_20_Preformatted"><text:span text:style-name="T7">// Процедура вывода списка с обрамляющими его скобками <text:s/></text:span><text:span text:style-name="T9">－</text:span><text:span text:style-name="T7"> write_lisp,</text:span></text:p>
      <text:p text:style-name="HTML_20_Preformatted"><text:span text:style-name="T7">// <text:s/>а без обрамляющих скобок <text:s text:c="2"/></text:span><text:span text:style-name="T9">－</text:span><text:span text:style-name="T7"> write_seq</text:span></text:p>
      <text:p text:style-name="HTML_20_Preformatted"><text:span text:style-name="T7"><text:tab/></text:span><text:span text:style-name="T8">void write_lisp (const lisp x)</text:span></text:p>
      <text:p text:style-name="HTML_20_Preformatted"><text:span text:style-name="T8"><text:tab/></text:span><text:span text:style-name="T7">{//пустой список выводится как () </text:span></text:p>
      <text:p text:style-name="P37"><text:tab/>if (isNull(x)) cout &lt;&lt; " ()";</text:p>
      <text:p text:style-name="HTML_20_Preformatted"><text:span text:style-name="T7"><text:tab/></text:span><text:span text:style-name="T8">else if (isAtom(x)) cout &lt;&lt; ' ' &lt;&lt; x-&gt;node.atom;</text:span></text:p>
      <text:p text:style-name="HTML_20_Preformatted"><text:span text:style-name="T8"><text:tab/><text:tab/>else <text:s/>{ //</text:span><text:span text:style-name="T7">непустой</text:span><text:span text:style-name="T8"> </text:span><text:span text:style-name="T7">список</text:span><text:span text:style-name="T8">} </text:span></text:p>
      <text:p text:style-name="P38"><text:tab/><text:tab/><text:tab/>cout &lt;&lt; " (" ;</text:p>
      <text:p text:style-name="P38"><text:tab/><text:tab/><text:tab/>write_seq(x);</text:p>
      <text:p text:style-name="P38"><text:tab/><text:tab/><text:tab/>cout &lt;&lt; " )";</text:p>
      <text:p text:style-name="P38"><text:tab/><text:tab/>}</text:p>
      <text:p text:style-name="P38"><text:tab/>} // end write_lisp</text:p>
      <text:p text:style-name="P38">//...........................</text:p>
      <text:p text:style-name="P38">void write_seq (const lisp x) <text:s/></text:p>
      <text:p text:style-name="P37">{//выводит последовательность элементов списка без обрамляющих его скобок</text:p>
      <text:p text:style-name="HTML_20_Preformatted"><text:span text:style-name="T7"><text:tab/></text:span><text:span text:style-name="T8">if (!isNull(x)) {</text:span></text:p>
      <text:p text:style-name="P38"><text:tab/><text:tab/>write_lisp(head (x)); </text:p>
      <text:p text:style-name="P38"><text:tab/><text:tab/>write_seq(tail (x));</text:p>
      <text:p text:style-name="P38"><text:tab/>}</text:p>
      <text:p text:style-name="P38">}</text:p>
      <text:p text:style-name="P38">//...........................</text:p>
      <text:p text:style-name="P38"><text:soft-page-break/>lisp copy_lisp (const lisp x)</text:p>
      <text:p text:style-name="P38">{<text:tab/>if <text:s/>(isNull(x)) return NULL;</text:p>
      <text:p text:style-name="P38"><text:tab/>else if (isAtom(x)) return make_atom (x-&gt;node.atom);</text:p>
      <text:p text:style-name="P38"><text:tab/>else return cons (copy_lisp (head (x)), copy_lisp (tail(x)));</text:p>
      <text:p text:style-name="P37">} //end copy-lisp</text:p>
      <text:p text:style-name="P37"/>
      <text:p text:style-name="P37">} </text:p>
      <text:p text:style-name="P9"/>
      <text:p text:style-name="P9"/>
      <text:p text:style-name="P9">main.cpp</text:p>
      <text:p text:style-name="P11">#include &lt;iostream&gt;</text:p>
      <text:p text:style-name="P11">#include &lt;fstream&gt;</text:p>
      <text:p text:style-name="P11">#include "l_intrfc.h"</text:p>
      <text:p text:style-name="P11"/>
      <text:p text:style-name="P11"/>
      <text:p text:style-name="P11">using namespace h_list;</text:p>
      <text:p text:style-name="P11">using namespace std;</text:p>
      <text:p text:style-name="P11"/>
      <text:p text:style-name="P11">bool found(const base &amp;x, const lisp l);</text:p>
      <text:p text:style-name="P11"/>
      <text:p text:style-name="P11"/>
      <text:p text:style-name="P11">int main()</text:p>
      <text:p text:style-name="P11">{</text:p>
      <text:p text:style-name="P11"><text:tab/>lisp l;</text:p>
      <text:p text:style-name="P11"><text:tab/>base x;</text:p>
      <text:p text:style-name="P11"><text:s text:c="4"/>cout &lt;&lt; "Ener an element you want to search" &lt;&lt; endl;</text:p>
      <text:p text:style-name="P11"><text:tab/>cin &gt;&gt; x;</text:p>
      <text:p text:style-name="P11"><text:s text:c="4"/>cout &lt;&lt; "Enter a list" &lt;&lt; endl;</text:p>
      <text:p text:style-name="P11"><text:tab/>read_lisp (l);</text:p>
      <text:p text:style-name="P11"><text:tab/>cout &lt;&lt; "Input list:" &lt;&lt; endl;</text:p>
      <text:p text:style-name="P11"><text:tab/>write_lisp(l);</text:p>
      <text:p text:style-name="P11"><text:tab/>cout &lt;&lt; endl;</text:p>
      <text:p text:style-name="P11"><text:tab/>if (found(x, l) )</text:p>
      <text:p text:style-name="P11"><text:tab/><text:tab/>cout &lt;&lt; x <text:s/>&lt;&lt;" is existing\n";</text:p>
      <text:p text:style-name="P11"><text:tab/>else</text:p>
      <text:p text:style-name="P11"><text:tab/><text:tab/>cout &lt;&lt; x &lt;&lt; " is not existing \n";</text:p>
      <text:p text:style-name="P11"><text:s text:c="4"/>destroy(l);</text:p>
      <text:p text:style-name="P11">}</text:p>
      <text:p text:style-name="P11"/>
      <text:p text:style-name="P11"/>
      <text:p text:style-name="P11"/>
      <text:p text:style-name="P11">bool found(const base &amp;x, const lisp l)</text:p>
      <text:p text:style-name="P11">{</text:p>
      <text:p text:style-name="P11"><text:s text:c="4"/>if (isNull(l)) return false;</text:p>
      <text:p text:style-name="P11"><text:tab/>if( isAtom(l) )</text:p>
      <text:p text:style-name="P11"><text:tab/><text:tab/>if (l-&gt;node.atom == x) return true;</text:p>
      <text:p text:style-name="P11"><text:tab/><text:tab/>else return false;</text:p>
      <text:p text:style-name="P11"/>
      <text:p text:style-name="P11"><text:tab/>if( found(x, l-&gt;node.pair.hd) ) return true;</text:p>
      <text:p text:style-name="P11"/>
      <text:p text:style-name="P11"><text:tab/>if( found(x, l-&gt;node.pair.tl) ) return true;</text:p>
      <text:p text:style-name="P11"/>
      <text:p text:style-name="P11"/>
      <text:p text:style-name="P3"><text:span text:style-name="T37"><text:tab/></text:span><text:span text:style-name="T38">return false;</text:span></text:p>
      <text:p text:style-name="P54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omic Sans MS1" svg:font-family="'Comic Sans MS'"/>
    <style:font-face style:name="SimSun" svg:font-family="SimSun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fill-image draw:name="msFillBitmap_20_1" draw:display-name="msFillBitmap 1" xlink:href="Pictures/100000000000008000000080CCA30455B006E8C6.jpg" xlink:type="simple" xlink:show="embed" xlink:actuate="onLoad"/>
    <draw:fill-image draw:name="msFillBitmap_20_10" draw:display-name="msFillBitmap 10" xlink:href="Pictures/100000000000008000000080CCA30455B006E8C6.jpg" xlink:type="simple" xlink:show="embed" xlink:actuate="onLoad"/>
    <draw:fill-image draw:name="msFillBitmap_20_11" draw:display-name="msFillBitmap 11" xlink:href="Pictures/100000000000008000000080CCA30455B006E8C6.jpg" xlink:type="simple" xlink:show="embed" xlink:actuate="onLoad"/>
    <draw:fill-image draw:name="msFillBitmap_20_12" draw:display-name="msFillBitmap 12" xlink:href="Pictures/100000000000008000000080CCA30455B006E8C6.jpg" xlink:type="simple" xlink:show="embed" xlink:actuate="onLoad"/>
    <draw:fill-image draw:name="msFillBitmap_20_13" draw:display-name="msFillBitmap 13" xlink:href="Pictures/100000000000008000000080CCA30455B006E8C6.jpg" xlink:type="simple" xlink:show="embed" xlink:actuate="onLoad"/>
    <draw:fill-image draw:name="msFillBitmap_20_14" draw:display-name="msFillBitmap 14" xlink:href="Pictures/100000000000008000000080CCA30455B006E8C6.jpg" xlink:type="simple" xlink:show="embed" xlink:actuate="onLoad"/>
    <draw:fill-image draw:name="msFillBitmap_20_15" draw:display-name="msFillBitmap 15" xlink:href="Pictures/100000000000008000000080CCA30455B006E8C6.jpg" xlink:type="simple" xlink:show="embed" xlink:actuate="onLoad"/>
    <draw:fill-image draw:name="msFillBitmap_20_16" draw:display-name="msFillBitmap 16" xlink:href="Pictures/100000000000008000000080CCA30455B006E8C6.jpg" xlink:type="simple" xlink:show="embed" xlink:actuate="onLoad"/>
    <draw:fill-image draw:name="msFillBitmap_20_17" draw:display-name="msFillBitmap 17" xlink:href="Pictures/100000000000008000000080CCA30455B006E8C6.jpg" xlink:type="simple" xlink:show="embed" xlink:actuate="onLoad"/>
    <draw:fill-image draw:name="msFillBitmap_20_18" draw:display-name="msFillBitmap 18" xlink:href="Pictures/100000000000008000000080CCA30455B006E8C6.jpg" xlink:type="simple" xlink:show="embed" xlink:actuate="onLoad"/>
    <draw:fill-image draw:name="msFillBitmap_20_19" draw:display-name="msFillBitmap 19" xlink:href="Pictures/100000000000008000000080CCA30455B006E8C6.jpg" xlink:type="simple" xlink:show="embed" xlink:actuate="onLoad"/>
    <draw:fill-image draw:name="msFillBitmap_20_2" draw:display-name="msFillBitmap 2" xlink:href="Pictures/100000000000008000000080CCA30455B006E8C6.jpg" xlink:type="simple" xlink:show="embed" xlink:actuate="onLoad"/>
    <draw:fill-image draw:name="msFillBitmap_20_20" draw:display-name="msFillBitmap 20" xlink:href="Pictures/100000000000008000000080CCA30455B006E8C6.jpg" xlink:type="simple" xlink:show="embed" xlink:actuate="onLoad"/>
    <draw:fill-image draw:name="msFillBitmap_20_21" draw:display-name="msFillBitmap 21" xlink:href="Pictures/100000000000008000000080CCA30455B006E8C6.jpg" xlink:type="simple" xlink:show="embed" xlink:actuate="onLoad"/>
    <draw:fill-image draw:name="msFillBitmap_20_22" draw:display-name="msFillBitmap 22" xlink:href="Pictures/100000000000008000000080CCA30455B006E8C6.jpg" xlink:type="simple" xlink:show="embed" xlink:actuate="onLoad"/>
    <draw:fill-image draw:name="msFillBitmap_20_23" draw:display-name="msFillBitmap 23" xlink:href="Pictures/100000000000008000000080CCA30455B006E8C6.jpg" xlink:type="simple" xlink:show="embed" xlink:actuate="onLoad"/>
    <draw:fill-image draw:name="msFillBitmap_20_24" draw:display-name="msFillBitmap 24" xlink:href="Pictures/100000000000008000000080CCA30455B006E8C6.jpg" xlink:type="simple" xlink:show="embed" xlink:actuate="onLoad"/>
    <draw:fill-image draw:name="msFillBitmap_20_25" draw:display-name="msFillBitmap 25" xlink:href="Pictures/100000000000008000000080CCA30455B006E8C6.jpg" xlink:type="simple" xlink:show="embed" xlink:actuate="onLoad"/>
    <draw:fill-image draw:name="msFillBitmap_20_26" draw:display-name="msFillBitmap 26" xlink:href="Pictures/100000000000008000000080CCA30455B006E8C6.jpg" xlink:type="simple" xlink:show="embed" xlink:actuate="onLoad"/>
    <draw:fill-image draw:name="msFillBitmap_20_27" draw:display-name="msFillBitmap 27" xlink:href="Pictures/100000000000008000000080CCA30455B006E8C6.jpg" xlink:type="simple" xlink:show="embed" xlink:actuate="onLoad"/>
    <draw:fill-image draw:name="msFillBitmap_20_28" draw:display-name="msFillBitmap 28" xlink:href="Pictures/100000000000008000000080CCA30455B006E8C6.jpg" xlink:type="simple" xlink:show="embed" xlink:actuate="onLoad"/>
    <draw:fill-image draw:name="msFillBitmap_20_29" draw:display-name="msFillBitmap 29" xlink:href="Pictures/100000000000008000000080CCA30455B006E8C6.jpg" xlink:type="simple" xlink:show="embed" xlink:actuate="onLoad"/>
    <draw:fill-image draw:name="msFillBitmap_20_3" draw:display-name="msFillBitmap 3" xlink:href="Pictures/100000000000008000000080CCA30455B006E8C6.jpg" xlink:type="simple" xlink:show="embed" xlink:actuate="onLoad"/>
    <draw:fill-image draw:name="msFillBitmap_20_30" draw:display-name="msFillBitmap 30" xlink:href="Pictures/100000000000008000000080CCA30455B006E8C6.jpg" xlink:type="simple" xlink:show="embed" xlink:actuate="onLoad"/>
    <draw:fill-image draw:name="msFillBitmap_20_31" draw:display-name="msFillBitmap 31" xlink:href="Pictures/100000000000008000000080CCA30455B006E8C6.jpg" xlink:type="simple" xlink:show="embed" xlink:actuate="onLoad"/>
    <draw:fill-image draw:name="msFillBitmap_20_32" draw:display-name="msFillBitmap 32" xlink:href="Pictures/100000000000008000000080CCA30455B006E8C6.jpg" xlink:type="simple" xlink:show="embed" xlink:actuate="onLoad"/>
    <draw:fill-image draw:name="msFillBitmap_20_33" draw:display-name="msFillBitmap 33" xlink:href="Pictures/100000000000008000000080CCA30455B006E8C6.jpg" xlink:type="simple" xlink:show="embed" xlink:actuate="onLoad"/>
    <draw:fill-image draw:name="msFillBitmap_20_34" draw:display-name="msFillBitmap 34" xlink:href="Pictures/100000000000008000000080CCA30455B006E8C6.jpg" xlink:type="simple" xlink:show="embed" xlink:actuate="onLoad"/>
    <draw:fill-image draw:name="msFillBitmap_20_35" draw:display-name="msFillBitmap 35" xlink:href="Pictures/100000000000008000000080CCA30455B006E8C6.jpg" xlink:type="simple" xlink:show="embed" xlink:actuate="onLoad"/>
    <draw:fill-image draw:name="msFillBitmap_20_36" draw:display-name="msFillBitmap 36" xlink:href="Pictures/100000000000008000000080CCA30455B006E8C6.jpg" xlink:type="simple" xlink:show="embed" xlink:actuate="onLoad"/>
    <draw:fill-image draw:name="msFillBitmap_20_37" draw:display-name="msFillBitmap 37" xlink:href="Pictures/100000000000008000000080CCA30455B006E8C6.jpg" xlink:type="simple" xlink:show="embed" xlink:actuate="onLoad"/>
    <draw:fill-image draw:name="msFillBitmap_20_4" draw:display-name="msFillBitmap 4" xlink:href="Pictures/100000000000008000000080CCA30455B006E8C6.jpg" xlink:type="simple" xlink:show="embed" xlink:actuate="onLoad"/>
    <draw:fill-image draw:name="msFillBitmap_20_5" draw:display-name="msFillBitmap 5" xlink:href="Pictures/100000000000008000000080CCA30455B006E8C6.jpg" xlink:type="simple" xlink:show="embed" xlink:actuate="onLoad"/>
    <draw:fill-image draw:name="msFillBitmap_20_6" draw:display-name="msFillBitmap 6" xlink:href="Pictures/100000000000008000000080CCA30455B006E8C6.jpg" xlink:type="simple" xlink:show="embed" xlink:actuate="onLoad"/>
    <draw:fill-image draw:name="msFillBitmap_20_7" draw:display-name="msFillBitmap 7" xlink:href="Pictures/100000000000008000000080CCA30455B006E8C6.jpg" xlink:type="simple" xlink:show="embed" xlink:actuate="onLoad"/>
    <draw:fill-image draw:name="msFillBitmap_20_8" draw:display-name="msFillBitmap 8" xlink:href="Pictures/100000000000008000000080CCA30455B006E8C6.jpg" xlink:type="simple" xlink:show="embed" xlink:actuate="onLoad"/>
    <draw:fill-image draw:name="msFillBitmap_20_9" draw:display-name="msFillBitmap 9" xlink:href="Pictures/100000000000008000000080CCA30455B006E8C6.jpg" xlink:type="simple" xlink:show="embed" xlink:actuate="onLoad"/>
    <draw:marker draw:name="msArrowEnd_20_1" draw:display-name="msArrowEnd 1" svg:viewBox="0 0 200 200" svg:d="M100 0l100 200h-200z"/>
    <draw:marker draw:name="msArrowEnd_20_5" draw:display-name="msArrowEnd 5" svg:viewBox="0 0 300 300" svg:d="M150 0l150 300h-300z"/>
    <draw:marker draw:name="msArrowOvalEnd_20_1" draw:display-name="msArrowOvalEnd 1" svg:viewBox="0 0 200 200" svg:d="M100 0l50 14 36 36 14 50-14 50-36 36-50 14-50-14-36-36-14-50 14-50 36-3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dnote_20_text" style:display-name="endnote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default-outline-level="">
      <style:paragraph-properties fo:margin-top="0.494cm" fo:margin-bottom="0.494cm" loext:contextual-spacing="false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letter-kerning="false" style:font-name-asian="SimSun1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default-outline-level="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HTML_20_Preformatted" style:display-name="HTML Preformatted" style:family="paragraph" style:parent-style-name="Standard" style:default-outline-level="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a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size="14pt" style:font-size-asian="14pt" style:font-name-complex="Wingdings1" style:font-family-complex="Wingdings" style:font-family-generic-complex="system" style:font-pitch-complex="variable"/>
    </style:style>
    <style:style style:name="pl-k" style:family="text" style:parent-style-name="Default_20_Paragraph_20_Font"/>
    <style:style style:name="pl-en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fo:color="#00000a"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 style:font-size-complex="10pt"/>
    </style:style>
    <style:style style:name="ListLabel_20_32" style:display-name="ListLabel 32" style:family="text">
      <style:text-properties fo:font-size="14pt" style:font-size-asian="14pt"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fo:font-size="14pt" style:font-size-asian="14pt"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3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</style:style>
    <style:style style:name="MP3" style:family="paragraph" style:parent-style-name="Standard">
      <style:paragraph-properties fo:margin-top="0cm" fo:margin-bottom="1.251cm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2:55:00</meta:creation-date>
    <meta:initial-creator>RePack by Diakov</meta:initial-creator>
    <dc:language>en-US</dc:language>
    <dc:date>2018-10-18T15:23:56.767881342</dc:date>
    <meta:editing-cycles>5</meta:editing-cycles>
    <meta:editing-duration>PT10M10S</meta:editing-duration>
    <meta:generator>LibreOffice/5.4.5.1$Linux_X86_64 LibreOffice_project/40m0$Build-1</meta:generator>
    <meta:document-statistic meta:table-count="3" meta:image-count="0" meta:object-count="0" meta:page-count="14" meta:paragraph-count="457" meta:word-count="2445" meta:character-count="16033" meta:non-whitespace-character-count="1345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